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C000008D3D7999296.pn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4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5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6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7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8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3"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8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86"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88"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9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style>
    <style:style style:name="P96"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97"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99"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0"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01"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0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0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04" style:family="paragraph" style:parent-style-name="Standard" style:list-style-name="L1">
      <style:paragraph-properties fo:text-align="justify" style:justify-single-word="false"/>
      <style:text-properties fo:font-size="14pt" style:font-size-asian="14pt" style:font-size-complex="14pt"/>
    </style:style>
    <style:style style:name="P105" style:family="paragraph" style:parent-style-name="Standard" style:list-style-name="L4">
      <style:paragraph-properties fo:text-align="justify" style:justify-single-word="false" style:text-autospace="none">
        <style:tab-stops>
          <style:tab-stop style:position="0.397cm"/>
        </style:tab-stops>
      </style:paragraph-properties>
    </style:style>
    <style:style style:name="P106" style:family="paragraph" style:parent-style-name="Standard" style:list-style-name="L5">
      <style:paragraph-properties fo:text-align="justify" style:justify-single-word="false" style:text-autospace="none"/>
    </style:style>
    <style:style style:name="P107" style:family="paragraph" style:parent-style-name="Standard" style:list-style-name="L7">
      <style:paragraph-properties fo:text-align="justify" style:justify-single-word="false" style:text-autospace="none"/>
    </style:style>
    <style:style style:name="P108" style:family="paragraph" style:parent-style-name="Standard" style:list-style-name="L4">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09" style:family="paragraph" style:parent-style-name="Standard" style:list-style-name="L5">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0" style:family="paragraph" style:parent-style-name="Standard" style:list-style-name="L7">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1"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2" style:family="paragraph" style:parent-style-name="Standard" style:list-style-name="L9">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3" style:family="paragraph" style:parent-style-name="Standard" style:list-style-name="L6">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14" style:family="paragraph" style:parent-style-name="Standard" style:list-style-name="L7">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15" style:family="paragraph" style:parent-style-name="Standard" style:list-style-name="L4">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6" style:family="paragraph" style:parent-style-name="Standard" style:list-style-name="L9">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7" style:family="paragraph" style:parent-style-name="Standard" style:list-style-name="L9">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18" style:family="paragraph" style:parent-style-name="Standard" style:list-style-name="L4">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19" style:family="paragraph" style:parent-style-name="Standard" style:list-style-name="L5">
      <style:paragraph-properties fo:text-align="justify" style:justify-single-word="false" style:text-autospace="none"/>
      <style:text-properties fo:font-style="normal" style:font-style-asian="normal" style:font-style-complex="normal"/>
    </style:style>
    <style:style style:name="P120" style:family="paragraph" style:parent-style-name="Standard" style:list-style-name="L9">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2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22"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24" style:family="paragraph" style:parent-style-name="Standard" style:list-style-name="L10">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font-weight="bold" style:font-weight-asian="bold" style:font-weight-complex="bold"/>
    </style:style>
    <style:style style:name="P125"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2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3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3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3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35"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3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1"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2"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4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44"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5"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46"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7"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48"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49"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5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5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5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5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5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57" style:family="paragraph" style:parent-style-name="Standard" style:list-style-name="L11">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font-weight="bold" style:font-weight-asian="bold" style:font-weight-complex="bold"/>
    </style:style>
    <style:style style:name="P158" style:family="paragraph" style:parent-style-name="Standard" style:list-style-name="L12">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font-weight="bold" style:font-weight-asian="bold" style:font-weight-complex="bold"/>
    </style:style>
    <style:style style:name="P159" style:family="paragraph" style:parent-style-name="Standard" style:list-style-name="L14">
      <style:paragraph-properties fo:margin-left="2.011cm" fo:margin-right="0cm" fo:text-align="start" style:justify-single-word="false" fo:text-indent="-0.741cm" style:auto-text-indent="false" style:text-autospace="none">
        <style:tab-stops>
          <style:tab-stop style:position="-0.079cm"/>
        </style:tab-stops>
      </style:paragraph-properties>
    </style:style>
    <style:style style:name="P160"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61"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62" style:family="paragraph" style:parent-style-name="Standard" style:list-style-name="L14">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63" style:family="paragraph" style:parent-style-name="Standard" style:list-style-name="L14">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6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6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66"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T1" style:family="text">
      <style:text-properties fo:font-size="14pt"/>
    </style:style>
    <style:style style:name="T2" style:family="text">
      <style:text-properties fo:font-size="14pt" fo:font-style="normal" fo:font-weight="normal" style:font-size-asian="14pt" style:font-style-asian="normal" style:font-weight-asian="normal" style:font-size-complex="15pt" style:font-style-complex="normal"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style:font-size-asian="10pt" style:font-size-complex="10pt"/>
    </style:style>
    <style:style style:name="T20" style:family="text">
      <style:text-properties fo:color="#000000" style:font-name="Courier New" fo:font-size="10pt" fo:font-weight="normal" style:font-size-asian="10pt" style:font-weight-asian="normal" style:font-size-complex="10pt" style:font-weight-complex="normal"/>
    </style:style>
    <style:style style:name="T21"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2"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3" style:family="text">
      <style:text-properties fo:color="#000000" style:font-name="Courier New" fo:font-style="normal" fo:font-weight="normal" style:font-style-asian="normal" style:font-weight-asian="normal" style:font-style-complex="normal" style:font-weight-complex="normal"/>
    </style:style>
    <style:style style:name="T24" style:family="text">
      <style:text-properties fo:color="#000000" style:font-name="Courier New" style:font-name-asian="Courier New" style:font-name-complex="Courier New"/>
    </style:style>
    <style:style style:name="T25"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6" style:family="text">
      <style:text-properties fo:color="#000000" style:font-name="Courier New" fo:font-weight="bold" style:font-weight-asian="bold" style:font-weight-complex="bold"/>
    </style:style>
    <style:style style:name="T27"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28"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29"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0"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1"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2"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3"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4"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35"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6"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7"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38"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39"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40"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41"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2"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3" style:family="text">
      <style:text-properties fo:color="#000000" style:font-name="Times New Roman" fo:font-style="normal" style:font-name-asian="Courier New" style:font-style-asian="normal" style:font-name-complex="Courier New" style:font-style-complex="normal"/>
    </style:style>
    <style:style style:name="T44"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45"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46"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4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8"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49"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0"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1"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52"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53" style:family="text">
      <style:text-properties fo:color="#000000" fo:font-style="normal" fo:font-weight="normal" style:font-style-asian="normal" style:font-weight-asian="normal" style:font-style-complex="normal" style:font-weight-complex="normal"/>
    </style:style>
    <style:style style:name="T54" style:family="text">
      <style:text-properties fo:color="#000000" fo:font-style="normal" style:font-name-asian="Courier New" style:font-style-asian="normal" style:font-name-complex="Courier New" style:font-style-complex="normal"/>
    </style:style>
    <style:style style:name="T55"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56"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57" style:family="text">
      <style:text-properties fo:color="#000000" fo:font-style="italic" fo:font-weight="normal" style:font-style-asian="italic" style:font-weight-asian="normal" style:font-style-complex="italic" style:font-weight-complex="normal"/>
    </style:style>
    <style:style style:name="T58" style:family="text">
      <style:text-properties fo:color="#000000" fo:font-style="italic" style:font-style-asian="italic" style:font-style-complex="italic"/>
    </style:style>
    <style:style style:name="T59" style:family="text">
      <style:text-properties fo:color="#000000" fo:font-weight="bold" style:font-weight-asian="bold" style:font-weight-complex="bold"/>
    </style:style>
    <style:style style:name="T6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62"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63"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64" style:family="text">
      <style:text-properties fo:font-style="italic" style:font-style-asian="italic" style:font-style-complex="italic"/>
    </style:style>
    <style:style style:name="T65" style:family="text">
      <style:text-properties fo:font-style="italic" style:font-style-asian="italic" style:font-size-complex="14pt"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style:font-style-asian="normal" style:font-style-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weight="normal"/>
    </style:style>
    <style:style style:name="T73" style:family="text">
      <style:text-properties fo:font-weight="normal" style:font-weight-asian="normal" style:font-weight-complex="normal"/>
    </style:style>
    <style:style style:name="T74" style:family="text">
      <style:text-properties style:font-name="Courier New" fo:font-size="10pt" style:font-size-asian="10pt" style:font-size-complex="10pt"/>
    </style:style>
    <style:style style:name="T75" style:family="text">
      <style:text-properties style:font-name="Courier New" fo:font-size="10pt" fo:font-weight="normal" style:font-size-asian="10pt" style:font-weight-asian="normal" style:font-size-complex="10pt" style:font-weight-complex="normal"/>
    </style:style>
    <style:style style:name="T76"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77" style:family="text">
      <style:text-properties style:font-name="Courier New" fo:font-size="11pt" fo:font-weight="normal" style:font-size-asian="11pt" style:font-weight-asian="normal" style:font-size-complex="11pt" style:font-weight-complex="normal"/>
    </style:style>
    <style:style style:name="T78" style:family="text">
      <style:text-properties style:font-name="Courier New" fo:font-size="9pt" style:font-size-asian="9pt" style:font-size-complex="9pt"/>
    </style:style>
    <style:style style:name="T79" style:family="text">
      <style:text-properties style:font-name="Courier New" fo:font-size="9pt" fo:font-style="italic" style:font-size-asian="9pt" style:font-style-asian="italic" style:font-size-complex="9pt" style:font-style-complex="italic"/>
    </style:style>
    <style:style style:name="T80" style:family="text">
      <style:text-properties style:font-name="Times New Roman"/>
    </style:style>
    <style:style style:name="T81" style:family="text">
      <style:text-properties style:font-name="Times New Roman" fo:font-style="normal" fo:font-weight="normal" style:font-style-asian="normal" style:font-weight-asian="normal" style:font-style-complex="normal" style:font-weight-complex="normal"/>
    </style:style>
    <style:style style:name="T82" style:family="text">
      <style:text-properties style:font-name="Times New Roman" fo:font-style="normal" fo:font-weight="bold" style:font-style-asian="normal" style:font-weight-asian="bold" style:font-style-complex="normal" style:font-weight-complex="bold"/>
    </style:style>
    <style:style style:name="T83" style:family="text">
      <style:text-properties style:font-name="Times New Roman" fo:font-style="italic" fo:font-weight="normal" style:font-style-asian="italic" style:font-weight-asian="normal" style:font-style-complex="italic" style:font-weight-complex="normal"/>
    </style:style>
    <style:style style:name="T84" style:family="text">
      <style:text-properties style:font-name="Times New Roman" fo:font-style="italic" style:font-style-asian="italic" style:font-style-complex="italic"/>
    </style:style>
    <style:style style:name="T85"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86"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87"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88" style:family="text">
      <style:text-properties fo:color="#2a00ff"/>
    </style:style>
    <style:style style:name="T89" style:family="text">
      <style:text-properties fo:color="#2a00ff" fo:font-style="italic" style:font-style-asian="italic" style:font-style-complex="italic"/>
    </style:style>
    <style:style style:name="T90" style:family="text">
      <style:text-properties fo:color="#2a00ff" fo:font-style="italic" fo:font-weight="normal" style:font-style-asian="italic" style:font-weight-asian="normal" style:font-style-complex="italic" style:font-weight-complex="normal"/>
    </style:style>
    <style:style style:name="T91" style:family="text">
      <style:text-properties fo:color="#2a00ff" fo:font-size="9pt" fo:font-style="italic" style:font-size-asian="9pt" style:font-style-asian="italic" style:font-size-complex="9pt" style:font-style-complex="italic"/>
    </style:style>
    <style:style style:name="T92" style:family="text">
      <style:text-properties fo:color="#2a00ff" fo:font-style="normal" fo:font-weight="normal" style:font-style-asian="normal" style:font-weight-asian="normal" style:font-style-complex="normal" style:font-weight-complex="normal"/>
    </style:style>
    <style:style style:name="T93" style:family="text">
      <style:text-properties fo:color="#2a00ff" style:font-name="Courier New"/>
    </style:style>
    <style:style style:name="T94" style:family="text">
      <style:text-properties fo:color="#2a00ff" style:font-name="Courier New" fo:font-size="10pt" style:font-size-asian="10pt" style:font-size-complex="10pt"/>
    </style:style>
    <style:style style:name="T95"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96"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97"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98"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99"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00"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01" style:family="text">
      <style:text-properties fo:color="#2a00ff" style:font-name="Courier New" fo:font-size="10pt" fo:font-weight="bold" style:font-size-asian="10pt" style:font-weight-asian="bold" style:font-size-complex="10pt" style:font-weight-complex="bold"/>
    </style:style>
    <style:style style:name="T102"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03"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04" style:family="text">
      <style:text-properties fo:color="#2a00ff" style:font-name="Courier New" fo:font-style="normal" fo:font-weight="normal" style:font-style-asian="normal" style:font-weight-asian="normal" style:font-style-complex="normal" style:font-weight-complex="normal"/>
    </style:style>
    <style:style style:name="T105" style:family="text">
      <style:text-properties fo:color="#2a00ff" style:font-name="Courier New" fo:font-style="italic" fo:font-weight="normal" style:font-style-asian="italic" style:font-weight-asian="normal" style:font-style-complex="italic" style:font-weight-complex="normal"/>
    </style:style>
    <style:style style:name="T106" style:family="text">
      <style:text-properties fo:color="#2a00ff" style:font-name="Times New Roman" fo:font-style="normal" fo:font-weight="normal" style:font-style-asian="normal" style:font-weight-asian="normal" style:font-style-complex="normal" style:font-weight-complex="normal"/>
    </style:style>
    <style:style style:name="T107"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08" style:family="text">
      <style:text-properties fo:color="#7f0055" fo:font-weight="bold" style:font-weight-asian="bold" style:font-weight-complex="bold"/>
    </style:style>
    <style:style style:name="T109"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10" style:family="text">
      <style:text-properties fo:color="#7f0055" style:font-name="Courier New" fo:font-size="10pt" fo:font-weight="normal" style:font-size-asian="10pt" style:font-weight-asian="normal" style:font-size-complex="10pt" style:font-weight-complex="normal"/>
    </style:style>
    <style:style style:name="T111"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12" style:family="text">
      <style:text-properties fo:color="#7f0055" style:font-name="Courier New" fo:font-weight="bold" style:font-weight-asian="bold" style:font-weight-complex="bold"/>
    </style:style>
    <style:style style:name="T113" style:family="text">
      <style:text-properties fo:color="#7f0055" fo:font-style="normal" fo:font-weight="bold" style:font-style-asian="normal" style:font-weight-asian="bold" style:font-style-complex="normal" style:font-weight-complex="bold"/>
    </style:style>
    <style:style style:name="T11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15" style:family="text">
      <style:text-properties fo:color="#008080"/>
    </style:style>
    <style:style style:name="T116" style:family="text">
      <style:text-properties fo:color="#008080" fo:font-size="9pt" style:font-size-asian="9pt" style:font-size-complex="9pt"/>
    </style:style>
    <style:style style:name="T117" style:family="text">
      <style:text-properties fo:color="#008080" style:font-name="Courier New" fo:font-style="normal" fo:font-weight="normal" style:font-style-asian="normal" style:font-weight-asian="normal" style:font-style-complex="normal" style:font-weight-complex="normal"/>
    </style:style>
    <style:style style:name="T118"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0" style:family="text">
      <style:text-properties fo:color="#008080" style:font-name="Courier New" fo:font-size="10pt" fo:font-weight="normal" style:font-size-asian="10pt" style:font-weight-asian="normal" style:font-size-complex="10pt" style:font-weight-complex="normal"/>
    </style:style>
    <style:style style:name="T121" style:family="text">
      <style:text-properties fo:color="#008080" fo:font-style="italic" fo:font-weight="normal" style:font-style-asian="italic" style:font-weight-asian="normal" style:font-style-complex="italic" style:font-weight-complex="normal"/>
    </style:style>
    <style:style style:name="T122" style:family="text">
      <style:text-properties fo:color="#008080" fo:font-style="italic" style:font-style-asian="italic" style:font-style-complex="italic"/>
    </style:style>
    <style:style style:name="T123" style:family="text">
      <style:text-properties fo:color="#008080" fo:font-style="normal" fo:font-weight="normal" style:font-style-asian="normal" style:font-weight-asian="normal" style:font-style-complex="normal" style:font-weight-complex="normal"/>
    </style:style>
    <style:style style:name="T124" style:family="text">
      <style:text-properties fo:color="#008080" style:font-name="Times New Roman" fo:font-style="normal" fo:font-weight="normal" style:font-style-asian="normal" style:font-weight-asian="normal" style:font-style-complex="normal" style:font-weight-complex="normal"/>
    </style:style>
    <style:style style:name="T125"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26" style:family="text">
      <style:text-properties fo:color="#3f7f7f"/>
    </style:style>
    <style:style style:name="T127" style:family="text">
      <style:text-properties fo:color="#3f7f7f" fo:font-size="9pt" style:font-size-asian="9pt" style:font-size-complex="9pt"/>
    </style:style>
    <style:style style:name="T128" style:family="text">
      <style:text-properties fo:color="#3f7f7f" style:font-name="Courier New" fo:font-style="normal" fo:font-weight="normal" style:font-style-asian="normal" style:font-weight-asian="normal" style:font-style-complex="normal" style:font-weight-complex="normal"/>
    </style:style>
    <style:style style:name="T129"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30"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1" style:family="text">
      <style:text-properties fo:color="#3f7f7f" style:font-name="Courier New" fo:font-size="10pt" fo:font-weight="normal" style:font-size-asian="10pt" style:font-weight-asian="normal" style:font-size-complex="10pt" style:font-weight-complex="normal"/>
    </style:style>
    <style:style style:name="T132" style:family="text">
      <style:text-properties fo:color="#3f7f7f" fo:font-style="italic" fo:font-weight="normal" style:font-style-asian="italic" style:font-weight-asian="normal" style:font-style-complex="italic" style:font-weight-complex="normal"/>
    </style:style>
    <style:style style:name="T133" style:family="text">
      <style:text-properties fo:color="#3f7f7f" fo:font-style="italic" style:font-style-asian="italic" style:font-style-complex="italic"/>
    </style:style>
    <style:style style:name="T134" style:family="text">
      <style:text-properties fo:color="#3f7f7f" fo:font-style="normal" fo:font-weight="normal" style:font-style-asian="normal" style:font-weight-asian="normal" style:font-style-complex="normal" style:font-weight-complex="normal"/>
    </style:style>
    <style:style style:name="T135"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36" style:family="text">
      <style:text-properties fo:color="#7f007f"/>
    </style:style>
    <style:style style:name="T137" style:family="text">
      <style:text-properties fo:color="#7f007f" fo:font-size="9pt" style:font-size-asian="9pt" style:font-size-complex="9pt"/>
    </style:style>
    <style:style style:name="T138" style:family="text">
      <style:text-properties fo:color="#7f007f" fo:font-style="italic" fo:font-weight="normal" style:font-style-asian="italic" style:font-weight-asian="normal" style:font-style-complex="italic" style:font-weight-complex="normal"/>
    </style:style>
    <style:style style:name="T139" style:family="text">
      <style:text-properties fo:color="#7f007f" fo:font-style="italic" style:font-style-asian="italic" style:font-style-complex="italic"/>
    </style:style>
    <style:style style:name="T140" style:family="text">
      <style:text-properties fo:color="#7f007f" fo:font-style="normal" fo:font-weight="normal" style:font-style-asian="normal" style:font-weight-asian="normal" style:font-style-complex="normal" style:font-weight-complex="normal"/>
    </style:style>
    <style:style style:name="T141"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42"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3" style:family="text">
      <style:text-properties fo:color="#7f007f" style:font-name="Courier New" fo:font-size="10pt" fo:font-weight="normal" style:font-size-asian="10pt" style:font-weight-asian="normal" style:font-size-complex="10pt" style:font-weight-complex="normal"/>
    </style:style>
    <style:style style:name="T144" style:family="text">
      <style:text-properties fo:font-size="9pt" style:font-size-asian="9pt" style:font-size-complex="9pt"/>
    </style:style>
    <style:style style:name="T145" style:family="text">
      <style:text-properties fo:font-size="9pt" fo:font-style="normal" fo:font-weight="normal" style:font-size-asian="9pt" style:font-style-asian="normal" style:font-weight-asian="normal" style:font-size-complex="9pt" style:font-style-complex="normal" style:font-weight-complex="normal"/>
    </style:style>
    <style:style style:name="T146" style:family="text">
      <style:text-properties fo:color="#ff0000"/>
    </style:style>
    <style:style style:name="T147" style:family="text">
      <style:text-properties fo:color="#ff0000" fo:font-size="13pt" fo:font-weight="normal" style:font-size-asian="13pt" style:font-weight-asian="normal" style:font-size-complex="13pt" style:font-weight-complex="normal"/>
    </style:style>
    <style:style style:name="T148"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49" style:family="text">
      <style:text-properties fo:color="#ff0000" style:font-name="Courier New" fo:font-size="10pt" style:font-size-asian="10pt" style:font-size-complex="10pt"/>
    </style:style>
    <style:style style:name="T150"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51" style:family="text">
      <style:text-properties fo:color="#0000c0"/>
    </style:style>
    <style:style style:name="T152" style:family="text">
      <style:text-properties fo:color="#0000c0" fo:font-style="italic" style:font-style-asian="italic" style:font-style-complex="italic"/>
    </style:style>
    <style:style style:name="T153" style:family="text">
      <style:text-properties fo:color="#0000c0" style:font-name="Courier New" fo:font-size="9pt" fo:font-style="italic" style:font-size-asian="9pt" style:font-style-asian="italic" style:font-size-complex="9pt" style:font-style-complex="italic"/>
    </style:style>
    <style:style style:name="T154" style:family="text">
      <style:text-properties fo:color="#646464"/>
    </style:style>
    <style:style style:name="T155" style:family="text">
      <style:text-properties fo:color="#646464" style:font-name="Courier New" fo:font-size="10pt" style:font-size-asian="10pt" style:font-size-complex="10pt"/>
    </style:style>
    <style:style style:name="T156" style:family="text">
      <style:text-properties fo:font-weight="bold"/>
    </style:style>
    <style:style style:name="T157" style:family="text">
      <style:text-properties fo:font-weight="bold" style:font-weight-asian="bold" style:font-weight-complex="bold"/>
    </style:style>
    <style:style style:name="T158" style:family="text">
      <style:text-properties style:text-underline-style="solid" style:text-underline-width="auto" style:text-underline-color="font-color"/>
    </style:style>
    <style:style style:name="T159" style:family="text">
      <style:text-properties fo:font-size="12pt" fo:font-style="italic" style:font-size-asian="12pt" style:font-style-asian="italic" style:font-size-complex="12pt" style:font-style-complex="italic"/>
    </style:style>
    <style:style style:name="T16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1" style:family="text">
      <style:text-properties style:font-style-asian="normal"/>
    </style:style>
    <style:style style:name="T162" style:family="text">
      <style:text-properties style:font-weight-asian="normal"/>
    </style:style>
    <style:style style:name="T163" style:family="text">
      <style:text-properties style:font-style-complex="normal"/>
    </style:style>
    <style:style style:name="T164" style:family="text">
      <style:text-properties style:font-weight-complex="normal"/>
    </style:style>
    <style:style style:name="T165" style:family="text">
      <style:text-properties style:font-name-asian="Courier New"/>
    </style:style>
    <style:style style:name="T16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6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69"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70"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71"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72"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73"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74"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75"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76"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177"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78"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79"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0" style:family="text">
      <style:text-properties style:font-weight-asian="bold"/>
    </style:style>
    <style:style style:name="T181" style:family="text">
      <style:text-properties style:font-weight-complex="bold"/>
    </style:style>
    <style:style style:name="T182" style:family="text">
      <style:text-properties style:font-name-complex="Courier New"/>
    </style:style>
    <style:style style:name="T183" style:family="text">
      <style:text-properties style:font-size-asian="14pt"/>
    </style:style>
    <style:style style:name="T184" style:family="text">
      <style:text-properties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29495481" text:style-name="L1">
        <text:list-item>
          <text:p text:style-name="P104">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8">2 – Visão Geral.</text:p>
      <text:p text:style-name="P7"/>
      <text:p text:style-name="P7"><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6"><text:tab/></text:span><text:span text:style-name="T14">2.1 – Arquitetura</text:span></text:p>
      <text:p text:style-name="P13"/>
      <text:p text:style-name="P7"><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11"><text:tab/><text:span text:style-name="T14">2.1.1 – Módulos e responsabilidades</text:span></text:p>
      <text:p text:style-name="P13"/>
      <text:list xml:id="list29523348" text:style-name="L2">
        <text:list-item>
          <text:p text:style-name="P121"><text:span text:style-name="T157">Beans</text:span>: Responsável por todo gerenciamento de inversão de controle (IOC) que o framework provê. O <text:span text:style-name="T157">LDIC </text:span><text:span text:style-name="T69">(Lindberg Dependency Injection Container) é o componente responsável por resolver as instancias de beans solicitados e injeta-los no lugar certo na hora certa de acordo com a necessidade de cada bean. Este componente será detalhado mais a frente.</text:span></text:p>
          <text:p text:style-name="P122"/>
        </text:list-item>
        <text:list-item>
          <text:p text:style-name="P123"><text:span text:style-name="T70">Integration:</text:span><text:span text:style-name="T69"> Módulo responsável pela integração e operacionalidade entre o lindberg e outros frameworks. Na versão atual o framework provê integração com Spring, Adobe Flex e JSF.</text:span></text:p>
          <text:p text:style-name="P122"/>
        </text:list-item>
        <text:list-item>
          <text:p text:style-name="P123"><text:span text:style-name="T70">Context:</text:span><text:span text:style-name="T69"> Responsável por toda configuração, beans e gerenciamento em nível de escopo de cada camada: core, persistence, validation e web.</text:span></text:p>
          <text:p text:style-name="P122"/>
        </text:list-item>
        <text:list-item>
          <text:p text:style-name="P123"><text:span text:style-name="T70">Configuration: </text:span><text:span text:style-name="T69">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97"/>
      <text:p text:style-name="P32"/>
      <text:p text:style-name="P31">3 – O Framework.</text:p>
      <text:p text:style-name="P32"/>
      <text:p text:style-name="P30"><text:span text:style-name="T2"><text:tab/><text:tab/></text:span><text:span text:style-name="T7">O lindbergframework como qualquer outro framework é configurável e customizável as necessidades de cada projeto. A interface </text:span><text:span text:style-name="T44">Configuration</text:span><text:span text:style-name="T21"> </text:span><text:span text:style-name="T29">define o contrato de classes que configuram o framework. Existem ainda duas interfaces que estendem desta ultima. Uma para configurações do core, </text:span><text:span text:style-name="T44">CoreConfiguration</text:span><text:span text:style-name="T17"> </text:span><text:span text:style-name="T29">e outra para configurações específicas do componente de persistencia, </text:span><text:span text:style-name="T44">LinpConfiguration</text:span><text:span text:style-name="T29">.</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78"><text:span text:style-name="T54"><text:tab/><text:tab/>- XmlCoreConfiguration:</text:span><text:span text:style-name="T52"> Implementação de </text:span><text:span text:style-name="T56">CoreConfiguration </text:span><text:span text:style-name="T52">para definição da configuração do módulo CORE <text:tab/><text:tab/>via XML baseado no schema: </text:span><text:a xlink:type="simple" xlink:href="http://www.lindbergframework.org/schema/lindberg-config.xsd">http://www.lindbergframework.org/schema/lindberg-config.xsd</text:a><text:span text:style-name="T52">.</text:span></text:p>
      <text:p text:style-name="P47"/>
      <text:p text:style-name="P78"><text:span text:style-name="T54"><text:tab/><text:tab/>- SimpleCoreConfiguration: </text:span><text:span text:style-name="T52">Implementação de </text:span><text:span text:style-name="T56">CoreConfiguration</text:span><text:span text:style-name="T52"> para definição da configuração do módulo CORE <text:tab/><text:tab/>programaticamente.</text:span></text:p>
      <text:p text:style-name="P47"/>
      <text:p text:style-name="P46"><text:tab/><text:tab/>- SimpleLinpConfiguration: <text:span text:style-name="T73">Implementação de </text:span><text:span text:style-name="T66">LinpConfiguration</text:span><text:span text:style-name="T73"> para definição da configuração do módulo de <text:tab/><text:tab/>persistência (LINP) programaticamente.</text:span></text:p>
      <text:p text:style-name="P47"/>
      <text:p text:style-name="P46"><text:tab/><text:tab/>- XmlLinpConfiguration: <text:span text:style-name="T73">Implementação de </text:span><text:span text:style-name="T66">LinpConfiguration</text:span><text:span text:style-name="T73"> para definição da configuração do módulo de <text:tab/><text:tab/><text:tab/>persistência (LINP) via XML baseado no schema: </text:span><text:a xlink:type="simple" xlink:href="http://www.lindbergframework.org/schema/linp-sqlMapping.xsd"><text:span text:style-name="T73">http://www.lindbergframework.org/schema/linp-sqlMapping.xsd</text:span></text:a><text:span text:style-name="T73">.</text:span></text:p>
      <text:p text:style-name="P47"/>
      <text:p text:style-name="P47"/>
      <text:p text:style-name="P47"/>
      <text:p text:style-name="P53"><text:soft-page-break/><text:tab/><text:tab/>3.1 – Processo de Configuração</text:p>
      <text:p text:style-name="P51"/>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0"><text:span text:style-name="T69"><text:tab/><text:tab/>A interface </text:span><text:span text:style-name="T66">CoreConfiguration </text:span><text:span text:style-name="T69">define um método chamado </text:span><text:span text:style-name="T74">getLinpConfiguration </text:span><text:span text:style-name="T69">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66">LinpConfiguration </text:span><text:span text:style-name="T69">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53"><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0"><text:span text:style-name="T69"><text:tab/><text:tab/>A interface </text:span><text:span text:style-name="T66">Context </text:span><text:span text:style-name="T69">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66">getInstance </text:span><text:span text:style-name="T69">definido e cada um deles para a obtenção da instancia corrente.</text:span></text:p>
      <text:p text:style-name="P33"/>
      <text:p text:style-name="P40"><text:span text:style-name="T69"><text:tab/><text:tab/>Um contexto só pode ser usado se este estiver ativo. Para ativar um contexto o método </text:span><text:span text:style-name="T66">loadConfiguration</text:span><text:span text:style-name="T69"> deve ser invocado passando como parâmetro a instancia da configuração sobre o qual o contexto se baseará.</text:span></text:p>
      <text:p text:style-name="P33"/>
      <text:p text:style-name="P40"><text:span text:style-name="T69"><text:tab/><text:tab/>A interface </text:span><text:span text:style-name="T66">Context </text:span><text:span text:style-name="T69">também define outros métodos auxiliares, como por exemplo </text:span><text:span text:style-name="T66">isActive</text:span><text:span text:style-name="T69"> para a verificação do status do contexto e </text:span><text:span text:style-name="T66">close</text:span><text:span text:style-name="T69"> para efetuar o encerramento do contexto. Qualquer tentativa de uso de um contexto fechado resultará em uma </text:span><text:span text:style-name="T83">IllegalStateContextException.</text:span></text:p>
      <text:p text:style-name="P43"/>
      <text:p text:style-name="P40"><text:span text:style-name="T83"><text:tab/><text:tab/></text:span><text:span text:style-name="T81">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53"><text:tab/><text:tab/>3.3 – Configuração do CORE</text:p>
      <text:p text:style-name="P51"/>
      <text:p text:style-name="P49"><text:span text:style-name="T69"><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
      <text:p text:style-name="P33"><text:soft-page-break/><text:tab/><text:tab/>As duas propriedades que podem ser configuradas no CORE são:</text:p>
      <text:p text:style-name="P33"/>
      <text:p text:style-name="P40"><text:span text:style-name="T69"><text:tab/><text:tab/>- </text:span><text:span text:style-name="T102">lindberg.core.di-basepackage </text:span><text:span text:style-name="T148">(propriedade requerida)</text:span><text:span text:style-name="T102">:</text:span></text:p>
      <text:p text:style-name="P62"><text:span text:style-name="T105"><text:tab/><text:tab/></text:span><text:span text:style-name="T69">Pacote base de beans para injeção. </text:span></text:p>
      <text:p text:style-name="P40"><text:span text:style-name="T69"><text:tab/><text:tab/></text:span><text:span text:style-name="T160">Constante que define essa propriedade:</text:span><text:span text:style-name="T69"> </text:span><text:span text:style-name="T76">CoreConfiguration.CONFIG_PROPERTY_DI_BASEPACKAGE</text:span><text:span text:style-name="T114">;</text:span><text:span text:style-name="T69"> </text:span></text:p>
      <text:p text:style-name="P90"><text:tab/><text:tab/></text:p>
      <text:p text:style-name="P49"><text:span text:style-name="T114"><text:tab/><text:tab/>- </text:span><text:span text:style-name="T102">lindberg.core.beanfactory </text:span><text:span text:style-name="T148">(se não for definida a fábrica padrão será usada - AnnotationBeanFactory)</text:span><text:span text:style-name="T102">: <text:tab/><text:tab/></text:span><text:span text:style-name="T160">Fábrica de beans a ser usada. </text:span></text:p>
      <text:p text:style-name="P55"><text:span text:style-name="T147"><text:tab/><text:tab/></text:span><text:span text:style-name="T160">Constante que define essa propriedade:</text:span><text:span text:style-name="T7"> </text:span><text:span text:style-name="T77">CoreConfiguration.CONFIG_PROPERTY_BEAN_FACTORY;</text:span></text:p>
      <text:p text:style-name="P33"/>
      <text:p text:style-name="P49"><text:span text:style-name="T7"><text:tab/><text:tab/>Vamos definir uma configuração de CORE para os seguintes valores usando as duas implementações de </text:span><text:span text:style-name="T9">CoreConfiguration </text:span><text:span text:style-name="T7">na prática:</text:span></text:p>
      <text:p text:style-name="P33"/>
      <text:p text:style-name="P61"><text:tab/><text:tab/>- Pacote base de beans para injeção (<text:span text:style-name="T64">lindberg.core.di-basepackage</text:span>) = org.lindbergframework.exemplo.*</text:p>
      <text:p text:style-name="P48"><text:span text:style-name="T69"><text:tab/><text:tab/>- Bean factory (</text:span><text:span text:style-name="T66">lindberg.core.beanfactory</text:span><text:span text:style-name="T69">) = </text:span><text:span text:style-name="T81">org.lindbergframework.beans.di.context.AnnotationBeanFactory</text:span></text:p>
      <text:p text:style-name="P33"/>
      <text:p text:style-name="P49"><text:span text:style-name="T85"><text:tab/><text:tab/>Estas duas propriedades são suficientes para configurarmos o core para usarmos apenas o mecanismo de injeção de dependência. Neste caso os beans para injeção serão procurados dentro do pacote </text:span><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3"/>
      <text:p text:style-name="P49"><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3"/>
      <text:list xml:id="list29519102" text:style-name="L3">
        <text:list-item>
          <text:list>
            <text:list-item>
              <text:list>
                <text:list-header>
                  <text:p text:style-name="P125"><text:span text:style-name="T43">3.3.1 </text:span><text:span text:style-name="T43">–</text:span><text:span text:style-name="T43">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79"><text:span text:style-name="T55"><text:s/><text:tab/><text:tab/></text:span><text:span text:style-name="T18">SimpleCoreConfiguration coreConfiguration = </text:span><text:span text:style-name="T109">new</text:span><text:span text:style-name="T18"> SimpleCoreConfiguration();</text:span></text:p>
      <text:p text:style-name="P63"><text:s text:c="8"/></text:p>
      <text:p text:style-name="P82"><text:span text:style-name="T15"><text:s text:c="6"/>coreConfiguration.setDiBasePackage(</text:span><text:span text:style-name="T88">"org.lindbergframework.exemplo.*"</text:span><text:span text:style-name="T15">);</text:span></text:p>
      <text:p text:style-name="P82"><text:span text:style-name="T15"><text:s text:c="6"/>coreConfiguration.setBeanFactory(</text:span><text:span text:style-name="T108">new</text:span><text:span text:style-name="T15"> AnnotationBeanFactory());</text:span></text:p>
      <text:p text:style-name="P63"><text:s text:c="8"/></text:p>
      <text:p text:style-name="P63"><text:s text:c="6"/>CoreContext.<text:span text:style-name="T64">getInstance</text:span>().loadConfiguration(coreConfiguration);</text:p>
      <text:p text:style-name="P63"/>
      <text:p text:style-name="P63"/>
      <text:p text:style-name="P40"><text:span text:style-name="T69"><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66">CoreContext </text:span><text:span text:style-name="T69">via </text:span><text:span text:style-name="T66">CoreContext.getInstance()</text:span><text:span text:style-name="T69"> e o método </text:span><text:span text:style-name="T66">loadConfiguration </text:span><text:span text:style-name="T69">passando a configuração criada é invocado. Pronto, o módulo CORE já está pronto para ser usado e em qualquer lugar você pode invocar </text:span><text:span text:style-name="T66">CoreContext.getInstance().getBeanFactory() </text:span><text:span text:style-name="T69">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text:span><text:soft-page-break/><text:span text:style-name="T69">configuração.</text:span></text:p>
      <text:p text:style-name="P33"/>
      <text:p text:style-name="P53"><text:tab/><text:tab/>3.3.2 – <text:s/>Configurando o CORE na prática – Usando XML</text:p>
      <text:p text:style-name="P33"/>
      <text:p text:style-name="P40"><text:span text:style-name="T69"><text:tab/><text:tab/>A seguir é demonstrado a mesma configuração só que usando uma implementação de </text:span><text:span text:style-name="T66">CoreConfiguration</text:span><text:span text:style-name="T69"> para configuração baseada em XML. O schema que define as configurações baseadas em XML é detalhado a seguir.</text:span></text:p>
      <text:p text:style-name="P33"><text:tab/><text:tab/></text:p>
      <text:p text:style-name="P40"><text:span text:style-name="T69"><text:tab/><text:tab/>Schema: <text:s/></text:span><text:a xlink:type="simple" xlink:href="http://www.lindbergframework.org/schema/lindberg-config.xsd"><text:span text:style-name="T69">http://www.lindbergframework.org/schema/lindberg-config.xsd</text:span></text:a></text:p>
      <text:p text:style-name="P33"/>
      <text:p text:style-name="P40"><text:span text:style-name="T69"><text:tab/><text:tab/>O schema no que diz respeito a tag </text:span><text:span text:style-name="T66">&lt;core&gt;</text:span><text:span text:style-name="T69">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p>
      <text:p text:style-name="P33"><text:soft-page-break/><text:tab/><text:tab/>Abaixo é mostrado um simples arquivo de configuração de core que define as mesmas configurações do exemplo anterior.</text:p>
      <text:p text:style-name="P47"/>
      <text:p text:style-name="P67"><text:span text:style-name="T115"><text:tab/> <text:s/></text:span><text:span text:style-name="T116">&lt;?</text:span><text:span text:style-name="T127">xml</text:span><text:span text:style-name="T144"> </text:span><text:span text:style-name="T137">version</text:span><text:span text:style-name="T144">=</text:span><text:span text:style-name="T91">"1.0"</text:span><text:span text:style-name="T144"> </text:span><text:span text:style-name="T137">encoding</text:span><text:span text:style-name="T144">=</text:span><text:span text:style-name="T91">"UTF-8"</text:span><text:span text:style-name="T116">?&gt;</text:span></text:p>
      <text:p text:style-name="P84"><text:span text:style-name="T115"><text:s text:c="4"/>&lt;</text:span><text:span text:style-name="T126">lindberg-configuration</text:span> <text:span text:style-name="T136">xmlns</text:span><text:span text:style-name="T15">=</text:span><text:span text:style-name="T89">"http://www.lindbergframework.org/schema"</text:span> <text:tab/><text:tab/><text:span text:style-name="T136">xmlns:xsi</text:span><text:span text:style-name="T15">=</text:span><text:span text:style-name="T89">"http://www.w3.org/2001/XMLSchema-instance"</text:span> <text:tab/><text:span text:style-name="T136">xsi:schemaLocation</text:span><text:span text:style-name="T15">=</text:span><text:span text:style-name="T89">"http://www.lindbergframework.org/schema/lindberg-config.xsd"</text:span><text:span text:style-name="T115">&gt;</text:span></text:p>
      <text:p text:style-name="P84"/>
      <text:p text:style-name="P84"><text:span text:style-name="T115"><text:s text:c="7"/>&lt;</text:span><text:span text:style-name="T126">core</text:span><text:span text:style-name="T115">&gt;</text:span></text:p>
      <text:p text:style-name="P84"><text:span text:style-name="T15"><text:s text:c="10"/></text:span><text:span text:style-name="T115">&lt;</text:span><text:span text:style-name="T126">config-property</text:span> <text:span text:style-name="T136">name</text:span><text:span text:style-name="T15">=</text:span><text:span text:style-name="T89">"lindberg.core.di-basepackage"</text:span> <text:s/><text:tab/><text:tab/><text:tab/><text:tab/><text:tab/><text:tab/><text:tab/><text:tab/><text:span text:style-name="T136">value</text:span><text:span text:style-name="T15">=</text:span><text:span text:style-name="T89">"org.lindbergframework.exemplo.*"</text:span><text:span text:style-name="T115">/&gt;</text:span></text:p>
      <text:p text:style-name="P84"><text:span text:style-name="T15"><text:s text:c="10"/></text:span><text:span text:style-name="T115">&lt;</text:span><text:span text:style-name="T126">config-property</text:span> <text:span text:style-name="T136">name</text:span><text:span text:style-name="T15">=</text:span><text:span text:style-name="T89">"lindberg.core.beanfactory"</text:span> <text:s text:c="3"/><text:tab/><text:tab/><text:tab/> <text:s text:c="22"/><text:tab/><text:tab/><text:span text:style-name="T136">value</text:span><text:span text:style-name="T15">=</text:span><text:span text:style-name="T89">"org.lindbergframework.beans.di.context.AnnotationBeanFactory"</text:span><text:span text:style-name="T115">/&gt; </text:span></text:p>
      <text:p text:style-name="P84"><text:span text:style-name="T115"><text:s text:c="7"/>&lt;/</text:span><text:span text:style-name="T126">core</text:span><text:span text:style-name="T115">&gt;</text:span></text:p>
      <text:p text:style-name="P84"/>
      <text:p text:style-name="P84"><text:span text:style-name="T115"><text:s text:c="4"/>&lt;/</text:span><text:span text:style-name="T126">lindberg-configuration</text:span><text:span text:style-name="T115">&gt;</text:span></text:p>
      <text:p text:style-name="P134"/>
      <text:p text:style-name="P39"><text:tab/>Obs.: A beanfactory está sendo definida mas lembre que esta propriedade não é requerida e <text:tab/>quando não informada a factory padrão, <text:span text:style-name="T64">AnnotationBeanFactory,</text:span> é usada automaticamente <text:tab/>pelo framework.</text:p>
      <text:p text:style-name="P39"/>
      <text:p text:style-name="P39"><text:tab/><text:span text:style-name="T4">3.3.2.1 – <text:s/>A tag </text:span><text:span text:style-name="T5">&lt;config-property&gt;</text:span></text:p>
      <text:p text:style-name="P39"><text:span text:style-name="T5"><text:tab/></text:span></text:p>
      <text:p text:style-name="P39"><text:span text:style-name="T64"><text:tab/></text:span><text:span text:style-name="T73">A tag </text:span><text:span text:style-name="T66">&lt;config-property&gt;</text:span><text:span text:style-name="T73">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9"><text:span text:style-name="T73"/></text:p>
      <text:p text:style-name="P39"><text:span text:style-name="T73"><text:tab/>Esta é uma tag basicamente de </text:span><text:span text:style-name="T66">nome </text:span><text:span text:style-name="T73">e </text:span><text:span text:style-name="T66">valor, </text:span><text:span text:style-name="T73">onde o atributo </text:span><text:span text:style-name="T66">nome</text:span><text:span text:style-name="T73"> define a chave da propriedade de configuração e o atributo </text:span><text:span text:style-name="T66">valor </text:span><text:span text:style-name="T73">define o valor que será usado na configuração para esta propriedade.</text:span></text:p>
      <text:p text:style-name="P39"><text:span text:style-name="T73"/></text:p>
      <text:p text:style-name="P39"><text:span text:style-name="T73"><text:tab/>Esta tag fornece a flexibilidade de definição de propriedades que serão setadas na objeto </text:span><text:span text:style-name="T66">valor</text:span><text:span text:style-name="T73"> desta propriedade no momento da inicialização e propriedades que serão usadas como parâmetro para um construtor específico.</text:span></text:p>
      <text:p text:style-name="P39"><text:span text:style-name="T73"/></text:p>
      <text:p text:style-name="P39"><text:span text:style-name="T73"><text:tab/>Supondo que nós tivéssemos uma propriedade de configuração de CORE cujo a chave é </text:span><text:span text:style-name="T66">exemplo</text:span><text:span text:style-name="T73"> e o valor para esta chave fosse a classe </text:span><text:span text:style-name="T66">com.aplicacao.Exemplo </text:span><text:span text:style-name="T73">e esta classe tivesse uma propriedade String chamada <text:s/></text:span><text:span text:style-name="T66">propriedade1</text:span><text:span text:style-name="T73">, então a definição dessa propriedade seria:</text:span></text:p>
      <text:p text:style-name="P39"><text:span text:style-name="T73"/></text:p>
      <text:list xml:id="list31340552" text:style-name="L10">
        <text:list-item>
          <text:p text:style-name="P124"><text:span text:style-name="T34">Definindo a inicialização simples de propriedades dentro de uma propriedade de configuração</text:span></text:p>
        </text:list-item>
      </text:list>
      <text:p text:style-name="P39"><text:span text:style-name="T73"/></text:p>
      <text:p text:style-name="P144"><text:tab/><text:span text:style-name="T120">&lt;</text:span><text:span text:style-name="T131">config-property</text:span><text:span text:style-name="T75"> </text:span><text:span text:style-name="T143">name</text:span><text:span text:style-name="T20">=</text:span><text:span text:style-name="T98">"exemplo"</text:span><text:span text:style-name="T75"> </text:span><text:span text:style-name="T143">value</text:span><text:span text:style-name="T20">=</text:span><text:span text:style-name="T98">"com.aplicacao.Exemplo"</text:span><text:span text:style-name="T120">&gt;</text:span></text:p>
      <text:p text:style-name="P140"><text:span text:style-name="T15"><text:s text:c="9"/></text:span><text:span text:style-name="T115">&lt;</text:span><text:span text:style-name="T126">property</text:span> <text:span text:style-name="T136">name</text:span><text:span text:style-name="T15">=</text:span><text:span text:style-name="T89">"propriedade1"</text:span> <text:span text:style-name="T136">value</text:span><text:span text:style-name="T15">=</text:span><text:span text:style-name="T89">"valor da propriedade1"</text:span> <text:span text:style-name="T115">/&gt;</text:span></text:p>
      <text:p text:style-name="P140"><text:span text:style-name="T15"><text:s text:c="6"/></text:span><text:span text:style-name="T115">&lt;/</text:span><text:span text:style-name="T126">config-property</text:span><text:span text:style-name="T115">&gt;</text:span></text:p>
      <text:p text:style-name="P140"><text:span text:style-name="T31"/></text:p>
      <text:p text:style-name="P140"><text:span text:style-name="T31"><text:tab/>Observe que foi usada uma nova tag dentro da tag </text:span><text:span text:style-name="T35">&lt;config-property&gt;</text:span><text:span text:style-name="T31">. Ela serve para definir propriedades de inicialização e parâmetros de construtor de propriedades de configuração. A tag </text:span><text:span text:style-name="T35">&lt;property&gt;</text:span><text:span text:style-name="T31"> pode ser usada o número ilimitado de vezes dentro da tag </text:span><text:span text:style-name="T35">&lt;config-property&gt;</text:span><text:span text:style-name="T31"> de acordo com a necessidade. Neste caso a utilizamos uma única vez, para definir o </text:span><text:span text:style-name="T35">set</text:span><text:span text:style-name="T31"> da String '</text:span><text:span text:style-name="T35">valor da propriedade1' </text:span><text:span text:style-name="T31">na propriedade de nome </text:span><text:span text:style-name="T35">propriedade1 </text:span><text:span text:style-name="T31">na instância do objeto do tipo </text:span><text:span text:style-name="T35">com.aplicacao.Exemplo</text:span><text:span text:style-name="T31"> para a chave de </text:span><text:soft-page-break/><text:span text:style-name="T31">configuração </text:span><text:span text:style-name="T35">Exemplo. </text:span><text:span text:style-name="T31">A propriedade </text:span><text:span text:style-name="T35">propriedade1 </text:span><text:span text:style-name="T31">será setada no momento da criação do objeto <text:s text:c="2"/></text:span><text:span text:style-name="T35">com.aplicacao.Exemplo. </text:span><text:span text:style-name="T31">Se tivéssemos uma </text:span><text:span text:style-name="T35">propriedade2, </text:span><text:span text:style-name="T31">bastaria declarar uma outra tag </text:span><text:span text:style-name="T35">&lt;property&gt;</text:span><text:span text:style-name="T31"> dentro de </text:span><text:span text:style-name="T35">&lt;config-property&gt;</text:span><text:span text:style-name="T31"> da mesma forma que a </text:span><text:span text:style-name="T35">propriedade1.</text:span></text:p>
      <text:p text:style-name="P140"><text:span text:style-name="T35"/></text:p>
      <text:list xml:id="list31339830" text:style-name="L11">
        <text:list-item>
          <text:p text:style-name="P157"><text:span text:style-name="T34">Definindo a inicialização de propriedades do tipo List ou Array dentro de uma propriedade de configuração</text:span></text:p>
        </text:list-item>
      </text:list>
      <text:p text:style-name="P140"><text:span text:style-name="T35"/></text:p>
      <text:p text:style-name="P140"><text:span text:style-name="T35"><text:tab/></text:span><text:span text:style-name="T31">Suponha agora que tivéssemos então as </text:span><text:span text:style-name="T35">propriedade2 </text:span><text:span text:style-name="T31">e </text:span><text:span text:style-name="T35">propriedade3 </text:span><text:span text:style-name="T31">e estas fossem respectivamente uma </text:span><text:span text:style-name="T35">List </text:span><text:span text:style-name="T31">e um </text:span><text:span text:style-name="T35">Array</text:span><text:span text:style-name="T31"> e ambas de String. Esta tag fornece a flexibilidade de inicialização de listas e arrays de Strings diretamente pelo XML de configuração. Abaixo é mostrado como ficaria a tag </text:span><text:span text:style-name="T35">&lt;config-property&gt; </text:span><text:span text:style-name="T31">com a inicialização destas duas propriedades.</text:span></text:p>
      <text:p text:style-name="P140"><text:span text:style-name="T31"/></text:p>
      <text:p text:style-name="P140"><text:span text:style-name="T31"><text:s text:c="7"/></text:span><text:span text:style-name="T123">&lt;</text:span><text:span text:style-name="T134">config-property</text:span><text:span text:style-name="T53"> </text:span><text:span text:style-name="T140">name</text:span><text:span text:style-name="T53">=</text:span><text:span text:style-name="T90">"exemplo"</text:span><text:span text:style-name="T53"> </text:span><text:span text:style-name="T140">value</text:span><text:span text:style-name="T53">=</text:span><text:span text:style-name="T90">"com.aplicacao.Exemplo"</text:span><text:span text:style-name="T123">&gt;</text:span></text:p>
      <text:p text:style-name="P140"><text:span text:style-name="T15"><text:s text:c="6"/></text:span><text:span text:style-name="T115">&lt;</text:span><text:span text:style-name="T126">property</text:span> <text:span text:style-name="T136">name</text:span><text:span text:style-name="T15">=</text:span><text:span text:style-name="T89">"propriedade1"</text:span> <text:span text:style-name="T136">value</text:span><text:span text:style-name="T15">=</text:span><text:span text:style-name="T89">"valor da propriedade1"</text:span> <text:span text:style-name="T115">/&gt;</text:span></text:p>
      <text:p text:style-name="P140"><text:span text:style-name="T15"><text:s text:c="6"/></text:span><text:span text:style-name="T115">&lt;</text:span><text:span text:style-name="T126">property</text:span> <text:span text:style-name="T136">name</text:span><text:span text:style-name="T15">=</text:span><text:span text:style-name="T89">"propriedade2"</text:span><text:span text:style-name="T115">&gt;</text:span></text:p>
      <text:p text:style-name="P140"><text:span text:style-name="T15"><text:s text:c="9"/></text:span><text:span text:style-name="T115">&lt;</text:span><text:span text:style-name="T126">list</text:span><text:span text:style-name="T115">&gt;</text:span></text:p>
      <text:p text:style-name="P132"><text:s text:c="12"/><text:span text:style-name="T158">exemplo</text:span> list string 1;</text:p>
      <text:p text:style-name="P132"><text:s text:c="12"/><text:span text:style-name="T158">exemplo</text:span> list string 2;</text:p>
      <text:p text:style-name="P132"><text:s text:c="12"/><text:span text:style-name="T158">exemplo</text:span> list string 3;</text:p>
      <text:p text:style-name="P132"><text:s text:c="12"/><text:span text:style-name="T158">exemplo</text:span> list string N;</text:p>
      <text:p text:style-name="P140"><text:span text:style-name="T15"><text:s text:c="9"/></text:span><text:span text:style-name="T115">&lt;/</text:span><text:span text:style-name="T126">list</text:span><text:span text:style-name="T115">&gt;</text:span></text:p>
      <text:p text:style-name="P140"><text:span text:style-name="T15"><text:s text:c="6"/></text:span><text:span text:style-name="T115">&lt;/</text:span><text:span text:style-name="T126">property</text:span><text:span text:style-name="T115">&gt;</text:span></text:p>
      <text:p text:style-name="P140"><text:span text:style-name="T15"><text:s text:c="6"/></text:span><text:span text:style-name="T115">&lt;</text:span><text:span text:style-name="T126">property</text:span> <text:span text:style-name="T136">name</text:span><text:span text:style-name="T15">=</text:span><text:span text:style-name="T89">"propriedade3"</text:span><text:span text:style-name="T115">&gt;</text:span></text:p>
      <text:p text:style-name="P140"><text:span text:style-name="T15"><text:s text:c="9"/></text:span><text:span text:style-name="T115">&lt;</text:span><text:span text:style-name="T126">array</text:span><text:span text:style-name="T115">&gt;</text:span></text:p>
      <text:p text:style-name="P132"><text:s text:c="12"/><text:span text:style-name="T158">exemplo</text:span> array string 1;</text:p>
      <text:p text:style-name="P132"><text:s text:c="12"/><text:span text:style-name="T158">exemplo</text:span> array string 2;</text:p>
      <text:p text:style-name="P132"><text:s text:c="12"/><text:span text:style-name="T158">exemplo</text:span> array string 3;</text:p>
      <text:p text:style-name="P132"><text:s text:c="12"/><text:span text:style-name="T158">exemplo</text:span> array string N;</text:p>
      <text:p text:style-name="P140"><text:span text:style-name="T15"><text:s text:c="9"/></text:span><text:span text:style-name="T115">&lt;/</text:span><text:span text:style-name="T126">array</text:span><text:span text:style-name="T115">&gt;</text:span></text:p>
      <text:p text:style-name="P140"><text:span text:style-name="T15"><text:s text:c="6"/></text:span><text:span text:style-name="T115">&lt;/</text:span><text:span text:style-name="T126">property</text:span><text:span text:style-name="T115">&gt;</text:span></text:p>
      <text:p text:style-name="P140"><text:span text:style-name="T15"><text:s text:c="3"/></text:span><text:span text:style-name="T115">&lt;/</text:span><text:span text:style-name="T126">config-property</text:span><text:span text:style-name="T115">&gt;</text:span></text:p>
      <text:p text:style-name="P140"><text:span text:style-name="T115"/></text:p>
      <text:p text:style-name="P140"><text:span text:style-name="T115"><text:tab/></text:span><text:span text:style-name="T31">No trecho acima agora definimos duas novas propriedades </text:span><text:span text:style-name="T35">propriedade2 </text:span><text:span text:style-name="T31">e </text:span><text:span text:style-name="T35">propriedade3. </text:span><text:span text:style-name="T31">A primeira é uma </text:span><text:span text:style-name="T35">List </text:span><text:span text:style-name="T31">e a segunda um </text:span><text:span text:style-name="T35">Array.</text:span><text:span text:style-name="T31"> Observe que agora temos duas novas tags para serem usadas dentro da tag </text:span><text:span text:style-name="T35">&lt;property&gt;, </text:span><text:span text:style-name="T31">as tags </text:span><text:span text:style-name="T35">&lt;list&gt; </text:span><text:span text:style-name="T31">e </text:span><text:span text:style-name="T35">&lt;array&gt;.</text:span><text:span text:style-name="T31"> A primeira define uma lista e a segunda um array, ambos de Strings. Os valores de cada uma dessas tags são definidos com o conteúdo entre a tag de abertura e fechamento onde cada elemento da </text:span><text:span text:style-name="T35">List</text:span><text:span text:style-name="T31"> ou </text:span><text:span text:style-name="T35">Array</text:span><text:span text:style-name="T31"> é separado por um carácter </text:span><text:span text:style-name="T35">';'</text:span><text:span text:style-name="T31">. Dentro da tag </text:span><text:span text:style-name="T35">&lt;property&gt;</text:span><text:span text:style-name="T31"> se tem a flexibilidade de usar qualquer um dos dois tipos sendo que nunca os dois ao mesmo tempo dentro da mesma </text:span><text:span text:style-name="T35">&lt;property&gt;.</text:span></text:p>
      <text:p text:style-name="P140"><text:span text:style-name="T35"/></text:p>
      <text:list xml:id="list31363751" text:style-name="L12">
        <text:list-item>
          <text:p text:style-name="P158"><text:span text:style-name="T34">Inicialização propriedades de configuração usando um construtor específico</text:span></text:p>
        </text:list-item>
      </text:list>
      <text:p text:style-name="P140"><text:span text:style-name="T35"/></text:p>
      <text:p text:style-name="P140"><text:span text:style-name="T35"><text:tab/></text:span><text:span text:style-name="T31">Agora suponhamos que a nossa classe </text:span><text:span text:style-name="T35">Exemplo</text:span><text:span text:style-name="T31"> tenha um construtor que recebe uma String e uma coleção de Strings e queiramos usar este construtor para a criação do objeto </text:span><text:span text:style-name="T35">Exemplo </text:span><text:span text:style-name="T31">transformando a nossa definição da </text:span><text:span text:style-name="T35">propriedade1</text:span><text:span text:style-name="T31"> e </text:span><text:span text:style-name="T35">propriedade2</text:span><text:span text:style-name="T31"> em parâmetros para o construtor. Suponha também que <text:s/>ainda assim queiramos setar a propriedade </text:span><text:span text:style-name="T35">propriedade3</text:span><text:span text:style-name="T31"> da mesma forma que o exemplo anterior. A nossa nova definição da tag </text:span><text:span text:style-name="T35">&lt;config-property&gt;</text:span><text:span text:style-name="T31"> ficaria da seguinte forma:</text:span></text:p>
      <text:p text:style-name="P140"><text:span text:style-name="T31"/></text:p>
      <text:p text:style-name="P140"><text:span text:style-name="T31"/></text:p>
      <text:p text:style-name="P140"><text:span text:style-name="T31"/></text:p>
      <text:p text:style-name="P140"><text:span text:style-name="T31"/></text:p>
      <text:p text:style-name="P140"><text:span text:style-name="T31"/></text:p>
      <text:p text:style-name="P140"><text:span text:style-name="T31"/></text:p>
      <text:p text:style-name="P140"><text:soft-page-break/><text:span text:style-name="T31"><text:s text:c="6"/></text:span><text:span text:style-name="T123">&lt;</text:span><text:span text:style-name="T134">config-property</text:span><text:span text:style-name="T53"> </text:span><text:span text:style-name="T140">name</text:span><text:span text:style-name="T53">=</text:span><text:span text:style-name="T90">"exemplo"</text:span><text:span text:style-name="T53"> </text:span><text:span text:style-name="T140">value</text:span><text:span text:style-name="T53">=</text:span><text:span text:style-name="T90">"com.aplicacao.Exemplo"</text:span><text:span text:style-name="T123">&gt;</text:span></text:p>
      <text:p text:style-name="P140"><text:span text:style-name="T15"><text:s text:c="6"/></text:span><text:span text:style-name="T115">&lt;</text:span><text:span text:style-name="T126">property</text:span> <text:span text:style-name="T136">value</text:span><text:span text:style-name="T15">=</text:span><text:span text:style-name="T89">"valor da propriedade1"</text:span> <text:span text:style-name="T136">constructor-arg</text:span><text:span text:style-name="T15">=</text:span><text:span text:style-name="T89">"true"</text:span> <text:span text:style-name="T115">/&gt;</text:span></text:p>
      <text:p text:style-name="P140"><text:span text:style-name="T15"><text:s text:c="6"/></text:span><text:span text:style-name="T115">&lt;</text:span><text:span text:style-name="T126">property</text:span> <text:span text:style-name="T136">constructor-arg</text:span><text:span text:style-name="T15">=</text:span><text:span text:style-name="T89">"true"</text:span><text:span text:style-name="T115">&gt;</text:span></text:p>
      <text:p text:style-name="P140"><text:span text:style-name="T15"><text:s text:c="9"/></text:span><text:span text:style-name="T115">&lt;</text:span><text:span text:style-name="T126">list</text:span><text:span text:style-name="T115">&gt;</text:span></text:p>
      <text:p text:style-name="P132"><text:s text:c="12"/><text:span text:style-name="T158">exemplo</text:span> list string 1;</text:p>
      <text:p text:style-name="P132"><text:s text:c="12"/><text:span text:style-name="T158">exemplo</text:span> list string 2;</text:p>
      <text:p text:style-name="P132"><text:s text:c="12"/><text:span text:style-name="T158">exemplo</text:span> list string 3;</text:p>
      <text:p text:style-name="P132"><text:s text:c="12"/><text:span text:style-name="T158">exemplo</text:span> list string N;</text:p>
      <text:p text:style-name="P140"><text:span text:style-name="T15"><text:s text:c="9"/></text:span><text:span text:style-name="T115">&lt;/</text:span><text:span text:style-name="T126">list</text:span><text:span text:style-name="T115">&gt;</text:span></text:p>
      <text:p text:style-name="P140"><text:span text:style-name="T15"><text:s text:c="6"/></text:span><text:span text:style-name="T115">&lt;/</text:span><text:span text:style-name="T126">property</text:span><text:span text:style-name="T115">&gt;</text:span></text:p>
      <text:p text:style-name="P140"><text:span text:style-name="T15"><text:s text:c="6"/></text:span><text:span text:style-name="T115">&lt;</text:span><text:span text:style-name="T126">property</text:span> <text:span text:style-name="T136">name</text:span><text:span text:style-name="T15">=</text:span><text:span text:style-name="T89">"propriedade3"</text:span><text:span text:style-name="T115">&gt;</text:span></text:p>
      <text:p text:style-name="P140"><text:span text:style-name="T15"><text:s text:c="9"/></text:span><text:span text:style-name="T115">&lt;</text:span><text:span text:style-name="T126">array</text:span><text:span text:style-name="T115">&gt;</text:span></text:p>
      <text:p text:style-name="P132"><text:s text:c="12"/><text:span text:style-name="T158">exemplo</text:span> list string 1;</text:p>
      <text:p text:style-name="P132"><text:s text:c="12"/><text:span text:style-name="T158">exemplo</text:span> list string 2;</text:p>
      <text:p text:style-name="P132"><text:s text:c="12"/><text:span text:style-name="T158">exemplo</text:span> list string 3;</text:p>
      <text:p text:style-name="P132"><text:s text:c="12"/><text:span text:style-name="T158">exemplo</text:span> list string N;</text:p>
      <text:p text:style-name="P140"><text:span text:style-name="T15"><text:s text:c="9"/></text:span><text:span text:style-name="T115">&lt;/</text:span><text:span text:style-name="T126">array</text:span><text:span text:style-name="T115">&gt;</text:span></text:p>
      <text:p text:style-name="P140"><text:span text:style-name="T15"><text:s text:c="6"/></text:span><text:span text:style-name="T115">&lt;/</text:span><text:span text:style-name="T126">property</text:span><text:span text:style-name="T115">&gt;</text:span></text:p>
      <text:p text:style-name="P140"><text:span text:style-name="T15"><text:s text:c="3"/></text:span><text:span text:style-name="T115">&lt;/</text:span><text:span text:style-name="T126">config-property</text:span><text:span text:style-name="T115">&gt;</text:span></text:p>
      <text:p text:style-name="P140"><text:span text:style-name="T31"/></text:p>
      <text:p text:style-name="P140"><text:span text:style-name="T31"><text:tab/>Observe que o que mudou neste exemplo foi que a tag que definiam as propriedades </text:span><text:span text:style-name="T35">propriedade1 </text:span><text:span text:style-name="T31">e </text:span><text:span text:style-name="T35">propriedade2</text:span><text:span text:style-name="T31"> agora não tem mais definidos seus atributos </text:span><text:span text:style-name="T35">nome, </text:span><text:span text:style-name="T31">pois agora são parâmetros de construtor e agora ao invés disto estas tags tem a propriedade </text:span><text:span text:style-name="T35">constructor-arg</text:span><text:span text:style-name="T31"> definido para </text:span><text:span text:style-name="T35">'true'</text:span><text:span text:style-name="T31">, indicando que estes serão atributos de construtor. Então o construtor que o framework buscaria para criar a instancia de </text:span><text:span text:style-name="T35">Exemplo </text:span><text:span text:style-name="T31">seria:</text:span></text:p>
      <text:p text:style-name="P140"><text:span text:style-name="T31"/></text:p>
      <text:p text:style-name="P140"><text:span text:style-name="T31"><text:tab/>public Exemplo(String,List&lt;String&gt;)</text:span></text:p>
      <text:p text:style-name="P140"><text:span text:style-name="T31"/></text:p>
      <text:p text:style-name="P140"><text:span text:style-name="T31"><text:tab/>Após a chamada a este construtor e a criação da instancia, a propriedade </text:span><text:span text:style-name="T35">propriedade3</text:span><text:span text:style-name="T31"> seria setada com o </text:span><text:span text:style-name="T35">Array de String </text:span><text:span text:style-name="T31">definido.</text:span></text:p>
      <text:p text:style-name="P140"><text:span text:style-name="T31"><text:tab/></text:span></text:p>
      <text:p text:style-name="P142"><text:span text:style-name="T50"><text:tab/>3.3.2.2 – <text:s/>Inicializando </text:span><text:span text:style-name="T51">CoreContext</text:span><text:span text:style-name="T50"> usando configuração XML</text:span></text:p>
      <text:p text:style-name="P39"/>
      <text:p text:style-name="P85"><text:span text:style-name="T31"><text:s/><text:tab/>Abaixo é mostrado o mesmo processo de configuração do </text:span><text:span text:style-name="T35">CORE</text:span><text:span text:style-name="T31"> só que usando o XML. Para este exemplo vamos considerar que o XML acima esteja no pacote </text:span><text:span text:style-name="T35">org.lindbergframework.configuracao </text:span><text:span text:style-name="T31">e que o nome do XML é </text:span><text:span text:style-name="T35">lindberg-config.xml </text:span><text:span text:style-name="T31">seguindo o nome do schema.</text:span></text:p>
      <text:p text:style-name="P35"/>
      <text:p text:style-name="P72">XmlCoreConfiguration coreConfiguration = </text:p>
      <text:p text:style-name="P85"><text:span text:style-name="T53"><text:s text:c="11"/></text:span><text:span text:style-name="T113">new</text:span><text:span text:style-name="T53"> ClassPathXmlCoreConfiguration(</text:span><text:span text:style-name="T92">"org/lindbergframework/configuracao/lindberg-config.xml"</text:span><text:span text:style-name="T53">);</text:span></text:p>
      <text:p text:style-name="P84"><text:span text:style-name="T15">CoreContext.</text:span><text:span text:style-name="T58">getInstance</text:span><text:span text:style-name="T15">().loadConfiguration(coreConfiguration);</text:span></text:p>
      <text:p text:style-name="P71"/>
      <text:p text:style-name="P35"><text:tab/>Os dois exemplos resultarão na seguinte saída no console informando o status de configuração do framework:</text:p>
      <text:p text:style-name="P35"/>
      <text:p text:style-name="P89"><text:tab/>INFO: Initializing Lindberg Core Context</text:p>
      <text:p text:style-name="P89"><text:tab/>INFO: Lindberg Core Context initialized</text:p>
      <text:p text:style-name="P89"/>
      <text:p text:style-name="P82"><text:span text:style-name="T146"><text:tab/></text:span><text:span text:style-name="T31">Neste último exemplo observe que foi utilizada a classe </text:span><text:span text:style-name="T41">ClassPathXmlCoreConfiguration</text:span><text:span text:style-name="T31"> para criar a configuração. Essa classe é uma extensão natural de </text:span><text:span text:style-name="T35">XmlCoreConfiguration</text:span><text:span text:style-name="T31"> para trabalhar com um arquivo de configuração que está dentro do class path do projeto. Os dois exemplos mostrados ao final configuram o framework a partir de:</text:span></text:p>
      <text:p text:style-name="P35"/>
      <text:p text:style-name="P83"><text:span text:style-name="T53">CoreContext.</text:span><text:span text:style-name="T57">getInstance</text:span><text:span text:style-name="T53">().loadConfiguration(coreConfiguration);</text:span></text:p>
      <text:p text:style-name="P83"><text:span text:style-name="T23"/></text:p>
      <text:p text:style-name="P69"/>
      <text:p text:style-name="P83"><text:soft-page-break/><text:span text:style-name="T23"><text:s text:c="6"/></text:span><text:span text:style-name="T31">A partir daí o core do framework está configurado e podemos por exemplo obter uma instância de um bean a partir da fábrica. Supondo que no pacote </text:span><text:span text:style-name="T35">org.lindbergframework.exemplo.beans </text:span><text:span text:style-name="T31">tenha um bean cujo ID seja “</text:span><text:span text:style-name="T35">pessoaDAO”</text:span><text:span text:style-name="T31"> então podemos obter uma instância desse bean chamando a BeanFactory como demonstrado a seguir, isso só pode ser feito após claro a devida configuração do CORE.</text:span></text:p>
      <text:p text:style-name="P35"/>
      <text:p text:style-name="P86"><text:span text:style-name="T53">IPessoaDAO</text:span><text:span text:style-name="T53"> pessoaDAO = CoreContext.</text:span><text:span text:style-name="T57">getInstance</text:span><text:span text:style-name="T53">().getBeanFactory().</text:span><text:span text:style-name="T53">getBean</text:span><text:span text:style-name="T53">(</text:span><text:span text:style-name="T92">"pessoaDAO"</text:span><text:span text:style-name="T53">);</text:span></text:p>
      <text:p text:style-name="P72"/>
      <text:p text:style-name="P85"><text:span text:style-name="T53"><text:tab/></text:span><text:span text:style-name="T31">Todo o funcionamento do mecanismo de injeção de dependência será detalhado mais a frente. Aqui foi demonstrado apenas como exemplo do uso da configuração na prática.</text:span></text:p>
      <text:p text:style-name="P35"/>
      <text:p text:style-name="P85"><text:span text:style-name="T49"><text:tab/></text:span><text:span text:style-name="T50">3.3.2.3 – <text:s/>Uso do carácter '#' no XML para definir métodos getters estáticos e <text:tab/>propriedades estáticas</text:span></text:p>
      <text:p text:style-name="P131"/>
      <text:p text:style-name="P85"><text:span text:style-name="T49"><text:tab/></text:span><text:span text:style-name="T31">Imagine que você quer por algum motivo que o framework chame um método </text:span><text:span text:style-name="T35">'get'</text:span><text:span text:style-name="T31"> seu para obter a </text:span><text:span text:style-name="T31">instância da implementação de </text:span><text:span text:style-name="T35">BeanFactory</text:span><text:span text:style-name="T31"> a ser usada, imagine que você queira isso pois por algum motivo você precise fazer algum processamento nesse método </text:span><text:span text:style-name="T35">'get' </text:span><text:span text:style-name="T31">para efetuar alguma customização, registro de log, enfim. Ou imagine ainda que por algum motivo você quer que a String com pacote base, onde o framework encontrará os beans que farão parte do contexto de </text:span><text:span text:style-name="T35">'inversão de controle'</text:span><text:span text:style-name="T31">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85"><text:span text:style-name="T31"><text:tab/>Para estes casos o framework provê o recurso de usar o carácter coringa </text:span><text:span text:style-name="T35">'#'</text:span><text:span text:style-name="T31">. O uso desse carácter antes da definição de um valor de uma propriedade no arquivo XML de configuração informa que o valor real daquela propriedade será obtido através da chamada ao método </text:span><text:span text:style-name="T35">'get' </text:span><text:span text:style-name="T31">estático e público ou da constante também estática e pública definidos na String ao qual o carácter </text:span><text:span text:style-name="T35">'#'</text:span><text:span text:style-name="T31"> é fixado.</text:span></text:p>
      <text:p text:style-name="P35"/>
      <text:p text:style-name="P85"><text:span text:style-name="T31"><text:tab/></text:span><text:span text:style-name="T33">Isso só é possível para propriedades e métodos que são estáticos e públicos e nos casos do <text:tab/>método que seja um método seguindo o padrão de nomenclatura de métodos </text:span><text:span text:style-name="T38">getter, </text:span><text:span text:style-name="T33">não sendo <text:tab/>para este último caso necessário preceder o nome do método no XML com 'get' pois o <text:tab/>framework já busca o método adequado baseado no padrão de nomenclatura. </text:span></text:p>
      <text:p text:style-name="P35"/>
      <text:p text:style-name="P85"><text:span text:style-name="T31"><text:tab/>Por exemplo, se quiséssemos que as duas propriedades mostradas anteriormente para o </text:span><text:span text:style-name="T35">CORE</text:span><text:span text:style-name="T31"> fossem obtidas agora da seguinte forma:</text:span></text:p>
      <text:p text:style-name="P35"/>
      <text:p text:style-name="P85"><text:span text:style-name="T31"><text:tab/>- </text:span><text:span text:style-name="T35">di-basepackage: </text:span><text:span text:style-name="T31">A partir de uma constante estática e pública chamada </text:span><text:span text:style-name="T35">BASEPACKAGE</text:span><text:span text:style-name="T31"> na classe <text:tab/></text:span><text:span text:style-name="T35">com.soft.MyConstants</text:span><text:span text:style-name="T31">;</text:span></text:p>
      <text:p text:style-name="P85"><text:span text:style-name="T31"><text:tab/>- </text:span><text:span text:style-name="T35">BeanFactory: </text:span><text:span text:style-name="T31">A partir de um método getter público e estático chamado </text:span><text:span text:style-name="T35">getMyBeanFactory</text:span><text:span text:style-name="T31"> na <text:tab/>classe </text:span><text:span text:style-name="T35">com.soft.MyFactoryConfiguration</text:span><text:span text:style-name="T31">.</text:span></text:p>
      <text:p text:style-name="P35"/>
      <text:p text:style-name="P35"><text:tab/>Então a nova configuração seria:</text:p>
      <text:p text:style-name="P35"/>
      <text:p text:style-name="P85"><text:span text:style-name="T31"><text:tab/></text:span><text:span text:style-name="T123">&lt;</text:span><text:span text:style-name="T134">core</text:span><text:span text:style-name="T123">&gt;</text:span></text:p>
      <text:p text:style-name="P84"><text:span text:style-name="T15"><text:s text:c="10"/></text:span><text:span text:style-name="T115">&lt;</text:span><text:span text:style-name="T126">config-property</text:span> <text:span text:style-name="T136">name</text:span><text:span text:style-name="T15">=</text:span><text:span text:style-name="T89">"lindberg.core.di-basepackage"</text:span> <text:s/><text:tab/><text:tab/><text:tab/><text:tab/><text:tab/><text:tab/><text:tab/><text:tab/><text:span text:style-name="T136">value</text:span><text:span text:style-name="T15">=</text:span><text:span text:style-name="T89">"#com.soft.MyConstants.BASEPACKAGE"</text:span><text:span text:style-name="T115">/&gt;</text:span></text:p>
      <text:p text:style-name="P84"><text:span text:style-name="T15"><text:s text:c="10"/></text:span><text:span text:style-name="T115">&lt;</text:span><text:span text:style-name="T126">config-property</text:span> <text:span text:style-name="T136">name</text:span><text:span text:style-name="T15">=</text:span><text:span text:style-name="T89">"lindberg.core.beanfactory"</text:span> <text:s text:c="3"/><text:tab/><text:tab/><text:tab/> <text:s text:c="22"/><text:tab/><text:tab/><text:span text:style-name="T136">value</text:span><text:span text:style-name="T15">=</text:span><text:span text:style-name="T89">"#com.soft.MyFactoryConfiguration.myBeanFactory"</text:span><text:span text:style-name="T115">/&gt; </text:span></text:p>
      <text:p text:style-name="P85"><text:span text:style-name="T124"><text:tab/></text:span><text:span text:style-name="T117">&lt;/</text:span><text:span text:style-name="T128">core</text:span><text:span text:style-name="T117">&gt;</text:span></text:p>
      <text:p text:style-name="P135"/>
      <text:p text:style-name="P85"><text:span text:style-name="T117"><text:tab/></text:span><text:span text:style-name="T31">Observe que agora os valores das propriedades estão precedidos do carácter </text:span><text:span text:style-name="T35">'#'. </text:span><text:span text:style-name="T31">Observe que o valor </text:span><text:soft-page-break/><text:span text:style-name="T31">da propriedade </text:span><text:span text:style-name="T35">beanFactory,</text:span><text:span text:style-name="T31"> que aponta para um método '</text:span><text:span text:style-name="T35">get'</text:span><text:span text:style-name="T31">, não contém o prefixo 'get' ou seja o nome completo do método </text:span><text:span text:style-name="T35">'getMyBeanFactory'</text:span><text:span text:style-name="T31"> e sim apenas </text:span><text:span text:style-name="T35">'myBeanFactory'. </text:span><text:span text:style-name="T31">Isso pode ser feito pois o framework por padrão vai buscar o método </text:span><text:span text:style-name="T35">'get'</text:span><text:span text:style-name="T31">, seguindo os padões de nomenclatura, fazendo </text:span><text:span text:style-name="T35">'get'</text:span><text:span text:style-name="T31"> + </text:span><text:span text:style-name="T35">'MyBeanFactory'</text:span><text:span text:style-name="T31"> e invoca o método </text:span><text:span text:style-name="T35">'getMyBeanFactory'.</text:span><text:span text:style-name="T31"> Da mesma forma caso deseje informar diretamente o nome do método o framework percebe e o invoca da mesma forma. Seguindo este pensamento a definição da propriedade </text:span><text:span text:style-name="T35">beanFactory</text:span><text:span text:style-name="T31"> poderia ser feita sem nenhuma mudança no processamento da seguinte forma:</text:span></text:p>
      <text:p text:style-name="P35"/>
      <text:p text:style-name="P84"><text:span text:style-name="T53"><text:s text:c="10"/></text:span><text:span text:style-name="T123">&lt;</text:span><text:span text:style-name="T134">config-property</text:span><text:span text:style-name="T53"> </text:span><text:span text:style-name="T140">name</text:span><text:span text:style-name="T53">=</text:span><text:span text:style-name="T90">"lindberg.core.beanfactory"</text:span><text:span text:style-name="T53"> <text:s text:c="3"/><text:tab/><text:tab/><text:tab/> <text:s text:c="22"/><text:tab/><text:tab/></text:span><text:span text:style-name="T140">value</text:span><text:span text:style-name="T53">=</text:span><text:span text:style-name="T90">"#com.soft.MyFactoryConfiguration.getMyBeanFactory"</text:span><text:span text:style-name="T123">/&gt; </text:span></text:p>
      <text:p text:style-name="P35"/>
      <text:p text:style-name="P85"><text:span text:style-name="T31"><text:tab/>Agora informamos diretamente o nome completo do método </text:span><text:span text:style-name="T35">getMyBeanFactory</text:span><text:span text:style-name="T31">. O framework vai detectar que isso foi feito e não fará nenhuma conversão de nomenclatura, invocando diretamente o método informando.</text:span></text:p>
      <text:p text:style-name="P85"><text:span text:style-name="T31"><text:tab/></text:span><text:span text:style-name="T33">Apenas métodos e propriedades ambos públicos e estáticos podem ser usados com '</text:span><text:span text:style-name="T38">#'.</text:span></text:p>
      <text:p text:style-name="P85"><text:span text:style-name="T38"/></text:p>
      <text:p text:style-name="P54"><text:tab/><text:tab/>3.3.3 – <text:s/>Configurando em aplicações WEB</text:p>
      <text:p text:style-name="P52"/>
      <text:p text:style-name="P80"><text:span text:style-name="T53"><text:tab/><text:tab/>Até agora para configurar o framework, através de seu módulo principal, o CORE, seja programaticamente, via XML, ou qualquer outra implementação seja em nosso código seja a partir de um método </text:span><text:span text:style-name="T57">main, </text:span><text:span text:style-name="T53">seja a partir de uma classe que recebe essa responsabilidade ou qualquer outra estrutura temos que chamar sempre </text:span><text:span text:style-name="T27">CoreContext.</text:span><text:span text:style-name="T28">getInstance</text:span><text:span text:style-name="T27">().loadConfiguration(coreConfiguration); </text:span><text:span text:style-name="T53">para configurar e inicializar o framework. Em uma aplicação WEB é comum que um framework forneça recursos para que a configuração seja feita de forma automática, sem precisar de nada programaticamente.</text:span></text:p>
      <text:p text:style-name="P80"><text:span text:style-name="T53"><text:tab/><text:tab/>Este recurso também é provido pelo lindbergframework através de um </text:span><text:span text:style-name="T57">ServletContextListener </text:span><text:span text:style-name="T53">e da definição de alguns </text:span><text:span text:style-name="T57">&lt;context-param&gt;</text:span><text:span text:style-name="T53"> no </text:span><text:span text:style-name="T57">Deployment Descriptor </text:span><text:span text:style-name="T53">(web.xml)</text:span><text:span text:style-name="T57"> </text:span><text:span text:style-name="T53">da aplicação. A partir daí quando o servidor for inicializado e a aplicação publicada o lindbergframework será automaticamente configurado baseado nas configurações passadas. </text:span></text:p>
      <text:p text:style-name="P34"/>
      <text:p text:style-name="P80"><text:span text:style-name="T53"><text:tab/><text:tab/>Essa configuração é muito simples. Baseia-se em declarar no </text:span><text:span text:style-name="T57">web.xml</text:span><text:span text:style-name="T53"> da aplicação o </text:span><text:span text:style-name="T57">ServletContextListener</text:span><text:span text:style-name="T53"> provido pelo lindbergframework para tal e definir os parâmetros (</text:span><text:span text:style-name="T57">&lt;context-param&gt;</text:span><text:span text:style-name="T53">)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57">WebCoreConfiguration</text:span><text:span text:style-name="T53">.</text:span></text:p>
      <text:p text:style-name="P34"/>
      <text:p text:style-name="P80"><text:span text:style-name="T53"><text:tab/><text:tab/>O lindbergframework já fornece uma implementação de </text:span><text:span text:style-name="T57">WebCoreConfiguration</text:span><text:span text:style-name="T53"> para configurações a partir de XML onde este arquivo esteja dentro do classpath do projeto: </text:span><text:span text:style-name="T57">WebClassPathXmlCoreConfiguration.</text:span></text:p>
      <text:p text:style-name="P44"/>
      <text:p text:style-name="P80"><text:span text:style-name="T57"><text:tab/><text:tab/></text:span><text:span text:style-name="T53">Abaixo é descrito um exemplo do que precisaria ser adicionado ao nosso </text:span><text:span text:style-name="T57">web.xml</text:span><text:span text:style-name="T53"> se fossemos usar o mesmo arquivo de configuração que usamos nos exemplos anteriores só que agora em um projeto WEB para configurar o framework de forma automática:</text:span></text:p>
      <text:p text:style-name="P34"/>
      <text:p text:style-name="P81"><text:span text:style-name="T53"><text:tab/> </text:span><text:span text:style-name="T117">&lt;</text:span><text:span text:style-name="T128">context-param</text:span><text:span text:style-name="T117">&gt;</text:span></text:p>
      <text:p text:style-name="P84"><text:span text:style-name="T15"><text:tab/></text:span><text:span text:style-name="T115">&lt;</text:span><text:span text:style-name="T126">param-name</text:span><text:span text:style-name="T115">&gt;</text:span><text:span text:style-name="T15">lindbergConfigLocation</text:span><text:span text:style-name="T115">&lt;/</text:span><text:span text:style-name="T126">param-name</text:span><text:span text:style-name="T115">&gt;</text:span></text:p>
      <text:p text:style-name="P84"><text:span text:style-name="T15"><text:tab/></text:span><text:span text:style-name="T115">&lt;</text:span><text:span text:style-name="T126">param-value</text:span><text:span text:style-name="T115">&gt;</text:span><text:span text:style-name="T53">org/lindbergframework/configuracao/lindberg-config.xml</text:span><text:span text:style-name="T115">&lt;/</text:span><text:span text:style-name="T126">param-value</text:span><text:span text:style-name="T115">&gt;</text:span></text:p>
      <text:p text:style-name="P84"><text:span text:style-name="T15"><text:s text:c="3"/></text:span><text:span text:style-name="T115">&lt;/</text:span><text:span text:style-name="T126">context-param</text:span><text:span text:style-name="T115">&gt;</text:span></text:p>
      <text:p text:style-name="P74"><text:s text:c="2"/></text:p>
      <text:p text:style-name="P84"><text:span text:style-name="T15"><text:s text:c="3"/></text:span><text:span text:style-name="T115">&lt;</text:span><text:span text:style-name="T126">context-param</text:span><text:span text:style-name="T115">&gt; </text:span><text:span text:style-name="T146">&lt;!--(ISTO É OPCIONAL)--&gt;</text:span></text:p>
      <text:p text:style-name="P84"><text:span text:style-name="T15"><text:tab/></text:span><text:span text:style-name="T115">&lt;</text:span><text:span text:style-name="T126">param-name</text:span><text:span text:style-name="T115">&gt;</text:span><text:span text:style-name="T15">lindbergConfigClass</text:span><text:span text:style-name="T115">&lt;/</text:span><text:span text:style-name="T126">param-name</text:span><text:span text:style-name="T115">&gt;</text:span></text:p>
      <text:p text:style-name="P84"><text:span text:style-name="T15"><text:tab/></text:span><text:span text:style-name="T115">&lt;</text:span><text:span text:style-name="T126">param-alue</text:span><text:span text:style-name="T115">&gt;</text:span><text:span text:style-name="T15">org.lindbergframework.core.context.WebClassPathXmlCoreConfiguration</text:span><text:span text:style-name="T115">&lt;/</text:span><text:span text:style-name="T126">param-value</text:span><text:span text:style-name="T115">&gt;</text:span></text:p>
      <text:p text:style-name="P84"><text:span text:style-name="T15"><text:s text:c="3"/></text:span><text:span text:style-name="T115">&lt;/</text:span><text:span text:style-name="T126">context-param</text:span><text:span text:style-name="T115">&gt;</text:span></text:p>
      <text:p text:style-name="P74"><text:soft-page-break/><text:s text:c="2"/></text:p>
      <text:p text:style-name="P84"><text:span text:style-name="T15"><text:s text:c="2"/></text:span><text:span text:style-name="T115">&lt;</text:span><text:span text:style-name="T126">listener</text:span><text:span text:style-name="T115">&gt; </text:span></text:p>
      <text:p text:style-name="P84"><text:span text:style-name="T15"><text:s text:c="4"/></text:span><text:span text:style-name="T115">&lt;</text:span><text:span text:style-name="T126">listener-class</text:span><text:span text:style-name="T115">&gt;</text:span><text:span text:style-name="T15">org.lindbergframework.web.context.LindbergConfigLoaderListener</text:span><text:span text:style-name="T115">&lt;/</text:span><text:span text:style-name="T126">listener-class</text:span><text:span text:style-name="T115">&gt;</text:span></text:p>
      <text:p text:style-name="P84"><text:span text:style-name="T15"><text:s text:c="2"/></text:span><text:span text:style-name="T115">&lt;/</text:span><text:span text:style-name="T126">listener</text:span><text:span text:style-name="T115">&gt;</text:span></text:p>
      <text:p text:style-name="P34"><text:s/></text:p>
      <text:p text:style-name="P80"><text:span text:style-name="T53"><text:tab/><text:tab/>No exemplo acima observe que adicionamos o </text:span><text:span text:style-name="T57">listener LindbergConfigLoaderListener,</text:span><text:span text:style-name="T53"> que é o </text:span><text:span text:style-name="T57">ServletContextListener </text:span><text:span text:style-name="T53">provido pelo lindbergframework e que sabe como configurar de forma automatizada o framework. Adicionamos o parâmetro </text:span><text:span text:style-name="T57">lindbergConfigLocation</text:span><text:span text:style-name="T53">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57">CoreConfiguration</text:span><text:span text:style-name="T53"> que trabalha com um arquivo TXT segundo uma formatação que eu criei então esse parâmetro vai apontar para um arquivo TXT que segue o padrão de formatação que eu defini. Para que haja essa flexibilidade é que é possível definir a implementação de </text:span><text:span text:style-name="T57">CoreConfiguration</text:span><text:span text:style-name="T53"> que deve ser usada através do parâmetro </text:span><text:span text:style-name="T57">lindbergConfigClass</text:span><text:span text:style-name="T53">.</text:span></text:p>
      <text:p text:style-name="P80"><text:span text:style-name="T53"><text:tab/><text:tab/>Observe que parâmetro </text:span><text:span text:style-name="T57">lindbergConfigClass</text:span><text:span text:style-name="T53"> neste exemplo está com um comentário dizendo que é </text:span><text:span text:style-name="T53">opcional. Este parâmetro tem um valor </text:span><text:span text:style-name="T57">default</text:span><text:span text:style-name="T53"> e na não declaração deste, o framework usa a implementação que está sendo usada de forma explicita neste exemplo: </text:span><text:span text:style-name="T57">WebClassPathXmlCoreConfiguration</text:span><text:span text:style-name="T53">.</text:span></text:p>
      <text:p text:style-name="P34"/>
      <text:p text:style-name="P34"><text:tab/><text:tab/>Passos:</text:p>
      <text:list xml:id="list29514316" text:style-name="L4">
        <text:list-item>
          <text:p text:style-name="P105"><text:span text:style-name="T29">Declarar o listener: <text:s/></text:span><text:span text:style-name="T17">org.lindbergframework.web.context.LindbergConfigLoaderListener</text:span></text:p>
        </text:list-item>
        <text:list-item>
          <text:p text:style-name="P108">Declarar os Parâmetros:</text:p>
          <text:list>
            <text:list-item>
              <text:p text:style-name="P115">lindbergConfigLocation: Local onde está o arquivo de configuração</text:p>
            </text:list-item>
            <text:list-item>
              <text:p text:style-name="P118"><text:span text:style-name="T42">lindbergConfigClass: Implementação de </text:span><text:span text:style-name="T48">CoreConfiguration</text:span><text:span text:style-name="T42"> que efetuará o parser da configuração. Quando não definido este parâmetro a implementação padrão, </text:span><text:span text:style-name="T48">WebClassPathXmlCoreConfiguration, </text:span><text:span text:style-name="T42">é usada.</text:span></text:p>
            </text:list-item>
          </text:list>
        </text:list-item>
      </text:list>
      <text:p text:style-name="P18"/>
      <text:p text:style-name="P29"><text:span text:style-name="T42"><text:tab/><text:tab/></text:span><text:span text:style-name="T29">A partir daí é só iniciar o servidor que o framework será configurado automáticamente.</text:span></text:p>
      <text:p text:style-name="P34"/>
      <text:p text:style-name="P58">4 – Injeção de Dependência e Inversão de Controle com o lindbergframework.</text:p>
      <text:p text:style-name="P52"/>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34"><text:soft-page-break/></text:p>
      <text:p text:style-name="P54"><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64">org.lindbergframework.exemplo.*</text:span> foi definido, isso fará com que o LDIC crie seu contexto de beans visualizando apenas beans que estão dentro do escopo do pacote <text:span text:style-name="T64">org.lindbergframework.exemplo </text:span>ou sub pacotes deste já que o “.*” foi definido. Abaixo vão algumas regras para a definição do pacote base:</text:p>
      <text:p text:style-name="P34"/>
      <text:p text:style-name="P34"><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64">br.empresa.beans</text:span> define que apenas os beans dentro deste pacote serão visualizados. Qualquer bean dentro de um sub pacote deste não será encontrado como por exemplo um bean dentro de <text:span text:style-name="T64">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64">br.empresa.beans</text:span> como pacote base. Para que um bean dentro de <text:span text:style-name="T64">br.empresa.beans.exemplo</text:span> também sejá visualizado e incluído no contexto o pacote base deve ser definido usando ”.*” como a seguir:</text:p>
      <text:p text:style-name="P34"/>
      <text:p text:style-name="P34"><text:tab/><text:tab/> <text:s text:c="9"/><text:span text:style-name="T64">br.empresa.beans.*</text:span></text:p>
      <text:p text:style-name="P44"/>
      <text:p text:style-name="P34"><text:span text:style-name="T64"><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64">br.empresa.beans</text:span> e seus sub pacotes mas que o pacote <text:span text:style-name="T64">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1"><text:span text:style-name="T69"><text:tab/><text:tab/><text:tab/></text:span><text:span text:style-name="T94">br.empresa.beans:schemas.*</text:span></text:p>
      <text:p text:style-name="P91"/>
      <text:p text:style-name="P91"/>
      <text:p text:style-name="P52"><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4"/>
      <text:p text:style-name="P34"><text:soft-page-break/></text:p>
      <text:p text:style-name="P54"><text:tab/><text:tab/>4.2 – Fábrica de Beans</text:p>
      <text:p text:style-name="P34"/>
      <text:p text:style-name="P52"><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52"><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por um </text:span><text:span text:style-name="T12">BeanMapper</text:span><text:span text:style-name="T6"> a correta instãncia de um bean solicitado com base em um ID seja criado e retornado pela fábrica. </text:span></text:p>
      <text:p text:style-name="P34"/>
      <text:p text:style-name="P52"><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4"/>
      <text:p text:style-name="P54"><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64">DependencyManager</text:span> que define um gerenciador de dependências que tem como responsabilidade auxiliar uma <text:span text:style-name="T64">BeanFactory </text:span>resolvendo as dependências dos beans solicitados. A implementação padrão desta interface é um gerenciador de dependências baseado em annotation – <text:span text:style-name="T64">AnnotationDependencyManager.</text:span> </text:p>
      <text:p text:style-name="P34"/>
      <text:p text:style-name="P34"><text:tab/>Para exemplificar considere o código abaixo que não usa a injeção automática de dependência:</text:p>
      <text:p text:style-name="P34"/>
      <text:p text:style-name="P68"><text:span text:style-name="T108">public</text:span> <text:span text:style-name="T108">interface</text:span> ISistemaFacade {</text:p>
      <text:p text:style-name="P63"><text:s text:c="4"/></text:p>
      <text:p text:style-name="P82"><text:span text:style-name="T15"><text:s text:c="4"/></text:span><text:span text:style-name="T108">public</text:span><text:span text:style-name="T15"> </text:span><text:span text:style-name="T108">void</text:span><text:span text:style-name="T15"> cadastrarPessoa(Pessoa pessoa);</text:span></text:p>
      <text:p text:style-name="P82"/>
      <text:p text:style-name="P63">}</text:p>
      <text:p text:style-name="P37"/>
      <text:p text:style-name="P63"><text:span text:style-name="T113">public</text:span><text:span text:style-name="T69"> </text:span><text:span text:style-name="T113">class</text:span><text:span text:style-name="T69"> SistemaFacade </text:span><text:span text:style-name="T113">implements</text:span><text:span text:style-name="T69"> ISistemaFacade{</text:span></text:p>
      <text:p text:style-name="P63"><text:s text:c="4"/></text:p>
      <text:p text:style-name="P82"><text:span text:style-name="T15"><text:s text:c="4"/></text:span><text:span text:style-name="T108">private</text:span><text:span text:style-name="T15"> IPessoaBC </text:span><text:span text:style-name="T151">pessoaBC</text:span><text:span text:style-name="T15"> = </text:span><text:span text:style-name="T108">new</text:span><text:span text:style-name="T15"> PessoaBC();</text:span></text:p>
      <text:p text:style-name="P63"><text:s text:c="4"/></text:p>
      <text:p text:style-name="P82"><text:span text:style-name="T15"><text:s text:c="4"/></text:span><text:span text:style-name="T108">public</text:span><text:span text:style-name="T15"> </text:span><text:span text:style-name="T108">void</text:span><text:span text:style-name="T15"> cadastrarPessoa(Pessoa pessoa){</text:span></text:p>
      <text:p text:style-name="P82"><text:span text:style-name="T15"><text:s text:c="8"/></text:span><text:span text:style-name="T151">pessoaBC</text:span><text:span text:style-name="T15">.cadastrar(pessoa);</text:span></text:p>
      <text:p text:style-name="P63"><text:soft-page-break/><text:s text:c="4"/>}</text:p>
      <text:p text:style-name="P82"/>
      <text:p text:style-name="P63">}</text:p>
      <text:p text:style-name="P93"/>
      <text:p text:style-name="P63"><text:span text:style-name="T113">public</text:span><text:span text:style-name="T69"> </text:span><text:span text:style-name="T113">interface</text:span><text:span text:style-name="T69"> IPessoaBC {</text:span></text:p>
      <text:p text:style-name="P82"/>
      <text:p text:style-name="P82"><text:span text:style-name="T15"><text:s text:c="3"/></text:span><text:span text:style-name="T108">public</text:span><text:span text:style-name="T15"> </text:span><text:span text:style-name="T108">void</text:span><text:span text:style-name="T15"> cadastrar(Pessoa pessoa);</text:span></text:p>
      <text:p text:style-name="P82"/>
      <text:p text:style-name="P63">}</text:p>
      <text:p text:style-name="P37"/>
      <text:p text:style-name="P63"><text:span text:style-name="T113">public</text:span><text:span text:style-name="T69"> </text:span><text:span text:style-name="T113">class</text:span><text:span text:style-name="T69"> PessoaBC </text:span><text:span text:style-name="T113">implements</text:span><text:span text:style-name="T69"> IPessoaBC{</text:span></text:p>
      <text:p text:style-name="P63"><text:s text:c="4"/></text:p>
      <text:p text:style-name="P82"><text:span text:style-name="T15"><text:s text:c="4"/></text:span><text:span text:style-name="T108">private</text:span><text:span text:style-name="T15"> IPessoaDAO </text:span><text:span text:style-name="T151">pessoaDAO</text:span><text:span text:style-name="T15"> = </text:span><text:span text:style-name="T108">new</text:span><text:span text:style-name="T15"> PessoaDAO();</text:span></text:p>
      <text:p text:style-name="P63"><text:s text:c="4"/></text:p>
      <text:p text:style-name="P82"><text:span text:style-name="T15"><text:s text:c="4"/></text:span><text:span text:style-name="T108">public</text:span><text:span text:style-name="T15"> </text:span><text:span text:style-name="T108">void</text:span><text:span text:style-name="T15"> cadastrar(Pessoa pessoa) {</text:span></text:p>
      <text:p text:style-name="P82"><text:span text:style-name="T15"><text:s text:c="8"/></text:span><text:span text:style-name="T151">pessoaDAO</text:span><text:span text:style-name="T15">.cadastrar(pessoa);</text:span></text:p>
      <text:p text:style-name="P63"><text:s text:c="4"/>}</text:p>
      <text:p text:style-name="P82"/>
      <text:p text:style-name="P63">}</text:p>
      <text:p text:style-name="P92"/>
      <text:p text:style-name="P63"><text:span text:style-name="T113">public</text:span><text:span text:style-name="T69"> </text:span><text:span text:style-name="T113">interface</text:span><text:span text:style-name="T69"> IPessoaDAO {</text:span></text:p>
      <text:p text:style-name="P63"><text:s text:c="4"/></text:p>
      <text:p text:style-name="P82"><text:span text:style-name="T15"><text:s text:c="4"/></text:span><text:span text:style-name="T108">public</text:span><text:span text:style-name="T15"> </text:span><text:span text:style-name="T108">void</text:span><text:span text:style-name="T15"> cadastrar(Pessoa pessoa);</text:span></text:p>
      <text:p text:style-name="P82"/>
      <text:p text:style-name="P63">}</text:p>
      <text:p text:style-name="P37"/>
      <text:p text:style-name="P63"><text:span text:style-name="T113">public</text:span><text:span text:style-name="T69"> </text:span><text:span text:style-name="T113">class</text:span><text:span text:style-name="T69"> PessoaDAO </text:span><text:span text:style-name="T113">implements</text:span><text:span text:style-name="T69"> IPessoaDAO{</text:span></text:p>
      <text:p text:style-name="P63"><text:s text:c="4"/></text:p>
      <text:p text:style-name="P82"><text:span text:style-name="T15"><text:s text:c="4"/></text:span><text:span text:style-name="T108">public</text:span><text:span text:style-name="T15"> </text:span><text:span text:style-name="T108">void</text:span><text:span text:style-name="T15"> cadastrar(Pessoa pessoa){</text:span></text:p>
      <text:p text:style-name="P82"><text:span text:style-name="T15"><text:s text:c="8"/>System.</text:span><text:span text:style-name="T152">out</text:span><text:span text:style-name="T15">.println(</text:span><text:span text:style-name="T88">"Pessoa cadastrada: "</text:span><text:span text:style-name="T15">+pessoa.getNome());</text:span></text:p>
      <text:p text:style-name="P63"><text:s text:c="4"/>}</text:p>
      <text:p text:style-name="P82"/>
      <text:p text:style-name="P63">}</text:p>
      <text:p text:style-name="P37"/>
      <text:p text:style-name="P37">Código de teste:</text:p>
      <text:p text:style-name="P37"/>
      <text:p text:style-name="P63"><text:span text:style-name="T69">Pessoa pessoa = </text:span><text:span text:style-name="T113">new</text:span><text:span text:style-name="T69"> Pessoa(</text:span><text:span text:style-name="T92">"joão"</text:span><text:span text:style-name="T69">);</text:span></text:p>
      <text:p text:style-name="P82"><text:span text:style-name="T15">ISistemaFacade sistemaFacade = </text:span><text:span text:style-name="T108">new</text:span><text:span text:style-name="T15"> SistemaFacade();</text:span></text:p>
      <text:p text:style-name="P63">sistemaFacade.cadastrarPessoa(pessoa);</text:p>
      <text:p text:style-name="P63"/>
      <text:p text:style-name="P64"><text:tab/><text:span text:style-name="T85">Observe que as classes demonstradas acima não usam recurso de injeção de dependência algum e referem diretamente as implementações finais das classes ao qual dependem. Neste caso observe que a fachada do nosso sistema depende de um </text:span><text:span text:style-name="T87">business controller</text:span><text:span text:style-name="T85"> que implementa a interface </text:span><text:span text:style-name="T87">IPessoaBC</text:span><text:span text:style-name="T85"> e a instância é criada diretamente via operador </text:span><text:span text:style-name="T87">new</text:span><text:span text:style-name="T85"> no código tornando a fachada do nosso sistema extremamente dependente da implementação </text:span><text:span text:style-name="T87">PessoaBC</text:span><text:span text:style-name="T85"> da interface </text:span><text:span text:style-name="T87">IPessoaBC</text:span><text:span text:style-name="T85">. Da mesma forma a implementação </text:span><text:span text:style-name="T87">PessoaBC</text:span><text:span text:style-name="T85"> dependente de uma implementação de </text:span><text:span text:style-name="T87">IPessoaDAO </text:span><text:span text:style-name="T85">e como foi feito na fachada a implementação </text:span><text:span text:style-name="T87">PessoaDAO</text:span><text:span text:style-name="T85"> está diretamente referenciada no código e a instância criada diretamente no código. Neste exemplo os três níveis estão extremamente interdependentes, dificultando qualquer evolução </text:span><text:span text:style-name="T85">ou manutenção no código pois o código está extremamente amarrado a implementações e não a interfaces </text:span><text:span text:style-name="T85">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text:soft-page-break/></text:p>
      <text:p text:style-name="P50"><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50"><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4"/>
      <text:p text:style-name="P50"><text:span text:style-name="T7"><text:tab/><text:tab/></text:span><text:span text:style-name="T8">- @Inject:</text:span><text:span text:style-name="T7"> Annotation que define um ponto de injeção de dependência em um bean. O único parâmetro que esta annotation contém é o </text:span><text:span text:style-name="T9">value</text:span><text:span text:style-name="T7"> que é o ID do bean que deve ser injetado no atributo de </text:span><text:span text:style-name="T7">classe onde esta annotation foi declarada.</text:span></text:p>
      <text:p text:style-name="P34"/>
      <text:p text:style-name="P50"><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4"/>
      <text:p text:style-name="P65"><text:span text:style-name="T113">import</text:span><text:span text:style-name="T69"> org.lindbergframework.beans.di.annotation.Bean;</text:span></text:p>
      <text:p text:style-name="P82"><text:span text:style-name="T108">import</text:span><text:span text:style-name="T15"> org.lindbergframework.beans.di.annotation.Inject;</text:span></text:p>
      <text:p text:style-name="P82"/>
      <text:p text:style-name="P82"><text:span text:style-name="T154">@Bean</text:span><text:span text:style-name="T15">(</text:span><text:span text:style-name="T88">"sistemaFacade"</text:span><text:span text:style-name="T15">)</text:span></text:p>
      <text:p text:style-name="P82"><text:span text:style-name="T108">public</text:span><text:span text:style-name="T15"> </text:span><text:span text:style-name="T108">class</text:span><text:span text:style-name="T15"> SistemaFacade </text:span><text:span text:style-name="T108">implements</text:span><text:span text:style-name="T15"> ISistemaFacade{</text:span></text:p>
      <text:p text:style-name="P63"><text:s text:c="4"/></text:p>
      <text:p text:style-name="P82"><text:span text:style-name="T15"><text:s text:c="4"/></text:span><text:span text:style-name="T154">@Inject</text:span><text:span text:style-name="T15">(</text:span><text:span text:style-name="T88">"pessoaBC"</text:span><text:span text:style-name="T15">)</text:span></text:p>
      <text:p text:style-name="P82"><text:span text:style-name="T15"><text:s text:c="4"/></text:span><text:span text:style-name="T108">private</text:span><text:span text:style-name="T15"> IPessoaBC </text:span><text:span text:style-name="T151">pessoaBC</text:span><text:span text:style-name="T15">;</text:span></text:p>
      <text:p text:style-name="P63"><text:s text:c="4"/></text:p>
      <text:p text:style-name="P82"><text:span text:style-name="T15"><text:s text:c="4"/></text:span><text:span text:style-name="T108">public</text:span><text:span text:style-name="T15"> </text:span><text:span text:style-name="T108">void</text:span><text:span text:style-name="T15"> cadastrarPessoa(Pessoa pessoa){</text:span></text:p>
      <text:p text:style-name="P82"><text:span text:style-name="T15"><text:s text:c="8"/></text:span><text:span text:style-name="T151">pessoaBC</text:span><text:span text:style-name="T15">.cadastrar(pessoa);</text:span></text:p>
      <text:p text:style-name="P63"><text:s text:c="4"/>}</text:p>
      <text:p text:style-name="P63">}</text:p>
      <text:p text:style-name="P38"/>
      <text:p text:style-name="P63"><text:span text:style-name="T113">import</text:span><text:span text:style-name="T69"> org.lindbergframework.beans.di.annotation.Bean;</text:span></text:p>
      <text:p text:style-name="P82"><text:span text:style-name="T108">import</text:span><text:span text:style-name="T15"> org.lindbergframework.beans.di.annotation.Inject;</text:span></text:p>
      <text:p text:style-name="P82"/>
      <text:p text:style-name="P82"><text:span text:style-name="T154">@Bean</text:span><text:span text:style-name="T15">(</text:span><text:span text:style-name="T88">"pessoaBC"</text:span><text:span text:style-name="T15">)</text:span></text:p>
      <text:p text:style-name="P82"><text:span text:style-name="T108">public</text:span><text:span text:style-name="T15"> </text:span><text:span text:style-name="T108">class</text:span><text:span text:style-name="T15"> PessoaBC </text:span><text:span text:style-name="T108">implements</text:span><text:span text:style-name="T15"> IPessoaBC{</text:span></text:p>
      <text:p text:style-name="P63"><text:s text:c="4"/></text:p>
      <text:p text:style-name="P82"><text:span text:style-name="T15"><text:s text:c="4"/></text:span><text:span text:style-name="T154">@Inject</text:span><text:span text:style-name="T15">(</text:span><text:span text:style-name="T88">"pessoaDAO"</text:span><text:span text:style-name="T15">)</text:span></text:p>
      <text:p text:style-name="P82"><text:span text:style-name="T15"><text:s text:c="4"/></text:span><text:span text:style-name="T108">private</text:span><text:span text:style-name="T15"> IPessoaDAO </text:span><text:span text:style-name="T151">pessoaDAO</text:span><text:span text:style-name="T15">;</text:span></text:p>
      <text:p text:style-name="P63"><text:s text:c="4"/></text:p>
      <text:p text:style-name="P82"><text:span text:style-name="T15"><text:s text:c="4"/></text:span><text:span text:style-name="T108">public</text:span><text:span text:style-name="T15"> </text:span><text:span text:style-name="T108">void</text:span><text:span text:style-name="T15"> cadastrar(Pessoa pessoa) {</text:span></text:p>
      <text:p text:style-name="P82"><text:span text:style-name="T15"><text:s text:c="8"/></text:span><text:span text:style-name="T151">pessoaDAO</text:span><text:span text:style-name="T15">.cadastrar(pessoa);</text:span></text:p>
      <text:p text:style-name="P63"><text:s text:c="4"/>}</text:p>
      <text:p text:style-name="P63">}</text:p>
      <text:p text:style-name="P38"/>
      <text:p text:style-name="P38"/>
      <text:p text:style-name="P38"/>
      <text:p text:style-name="P94"/>
      <text:p text:style-name="P63"><text:span text:style-name="T113">import</text:span><text:span text:style-name="T69"> org.lindbergframework.beans.di.annotation.Bean;</text:span></text:p>
      <text:p text:style-name="P82"/>
      <text:p text:style-name="P82"><text:span text:style-name="T154">@Bean</text:span><text:span text:style-name="T15">(</text:span><text:span text:style-name="T88">"pessoaDAO"</text:span><text:span text:style-name="T15">)</text:span></text:p>
      <text:p text:style-name="P82"><text:span text:style-name="T108">public</text:span><text:span text:style-name="T15"> </text:span><text:span text:style-name="T108">class</text:span><text:span text:style-name="T15"> PessoaDAO </text:span><text:span text:style-name="T108">implements</text:span><text:span text:style-name="T15"> IPessoaDAO{</text:span></text:p>
      <text:p text:style-name="P63"><text:s text:c="4"/></text:p>
      <text:p text:style-name="P82"><text:soft-page-break/><text:span text:style-name="T15"><text:s text:c="4"/></text:span><text:span text:style-name="T108">public</text:span><text:span text:style-name="T15"> </text:span><text:span text:style-name="T108">void</text:span><text:span text:style-name="T15"> cadastrar(Pessoa pessoa){</text:span></text:p>
      <text:p text:style-name="P82"><text:span text:style-name="T15"><text:s text:c="8"/>System.</text:span><text:span text:style-name="T152">out</text:span><text:span text:style-name="T15">.println(</text:span><text:span text:style-name="T88">"Pessoa cadastrada: "</text:span><text:span text:style-name="T15">+pessoa.getNome());</text:span></text:p>
      <text:p text:style-name="P63"><text:s text:c="4"/>}</text:p>
      <text:p text:style-name="P63">}</text:p>
      <text:p text:style-name="P70"/>
      <text:p text:style-name="P37">Código de teste:</text:p>
      <text:p text:style-name="P56"/>
      <text:p text:style-name="P75"><text:span text:style-name="T69">Pessoa pessoa = </text:span><text:span text:style-name="T113">new</text:span><text:span text:style-name="T69"> Pessoa(</text:span><text:span text:style-name="T92">"joão"</text:span><text:span text:style-name="T69">);</text:span></text:p>
      <text:p text:style-name="P87"><text:span text:style-name="T15">ISistemaFacade sistemaFacade = CoreContext.</text:span><text:span text:style-name="T58">getInstance</text:span><text:span text:style-name="T15">().getBeanFactory().getBean(</text:span><text:span text:style-name="T88">"sistemaFacade"</text:span><text:span text:style-name="T15">);</text:span></text:p>
      <text:p text:style-name="P75">sistemaFacade.cadastrarPessoa(pessoa);</text:p>
      <text:p text:style-name="P75"/>
      <text:p text:style-name="P64"><text:span text:style-name="T86"><text:tab/></text:span><text:span text:style-name="T85">Observe que neste segundo exemplo as classes não referenciam como dependência nenhum implementação específica. </text:span><text:span text:style-name="T87">SistemaFacade</text:span><text:span text:style-name="T85"> referencia apenas a interface </text:span><text:span text:style-name="T87">IPessoaBC</text:span><text:span text:style-name="T85"> e é indiferente quanto a implementação que será usada. Da mesma forma </text:span><text:span text:style-name="T87">PessoaBC</text:span><text:span text:style-name="T85"> referencia apenas a interface </text:span><text:span text:style-name="T87">IPessoaDAO</text:span><text:span text:style-name="T85"> e seu funcionamento não depende e nem está acoplado a nenhuma implementação desta.</text:span></text:p>
      <text:p text:style-name="P35"/>
      <text:p text:style-name="P64"><text:span text:style-name="T85"><text:tab/>Neste último exemplo a classe </text:span><text:span text:style-name="T87">SistemaFacade</text:span><text:span text:style-name="T85"> é anotada com a annotation </text:span><text:span text:style-name="T87">@Bean</text:span><text:span text:style-name="T85"> onde o ID deste </text:span><text:span text:style-name="T85">bean é definido como </text:span><text:span text:style-name="T87">sistemaFacade</text:span><text:span text:style-name="T85">. Este bean possui uma dependência com um </text:span><text:span text:style-name="T87">IPessoaBC</text:span><text:span text:style-name="T85"> e para definir e instruir ao LDIC que faça a injeção da implementação <text:s text:c="2"/>que deve ser usada, este atributo foi anotado com a annotation </text:span><text:span text:style-name="T87">@Inject</text:span><text:span text:style-name="T85"> definindo como parâmetro o ID do bean que deve ser injetado neste ponto. Observe que não há necessidade de definição de um </text:span><text:span text:style-name="T87">setter</text:span><text:span text:style-name="T85"> para </text:span><text:span text:style-name="T87">pessoaBC</text:span><text:span text:style-name="T85">.</text:span></text:p>
      <text:p text:style-name="P35"/>
      <text:p text:style-name="P64"><text:span text:style-name="T85"><text:tab/>Da mesma forma a nossa implementação de </text:span><text:span text:style-name="T87">IPessoaBC </text:span><text:span text:style-name="T85">a classe </text:span><text:span text:style-name="T87">PessoaBC </text:span><text:span text:style-name="T85">é anotada da mesma forma, uma annotation </text:span><text:span text:style-name="T87">@Bean</text:span><text:span text:style-name="T85"> definindo o ID desta e como temos apenas uma dependência, apenas uma annotation </text:span><text:span text:style-name="T87">@Inject </text:span><text:span text:style-name="T85">foi usada, neste caso para a dependência para </text:span><text:span text:style-name="T87">IPessoaDAO.</text:span></text:p>
      <text:p text:style-name="P45"/>
      <text:p text:style-name="P64"><text:span text:style-name="T87"><text:tab/></text:span><text:span text:style-name="T85">Com as classes devidamente anotadas precisamos obter uma instância de nossa fachada e utilizá-la é aí que entram as configurações feitas no core e a nossa bean factory. No trecho abaixo obtemos do </text:span><text:span text:style-name="T87">CoreContext</text:span><text:span text:style-name="T85"> a instância da </text:span><text:span text:style-name="T87">BeanFacotry</text:span><text:span text:style-name="T85"> e a partir desta fábrica obtemos a instância do bean da fachada do </text:span><text:span text:style-name="T85">sistema e para isso passamos o ID do bean da fachada que neste caso é “</text:span><text:span text:style-name="T87">sistemaFacade” </text:span><text:span text:style-name="T85">para o método </text:span><text:span text:style-name="T87">getBean</text:span><text:span text:style-name="T85"> da </text:span><text:span text:style-name="T87">BeanFactory.</text:span><text:span text:style-name="T85"> A instância do bean da fachada retornada por este método já virá pronta com suas dependências injetadas e prontas para uso. Para este caso a instância de </text:span><text:span text:style-name="T87">sistemaFacade</text:span><text:span text:style-name="T85"> já virá preenchida com a instância correta de </text:span><text:span text:style-name="T87">pessoaBC</text:span><text:span text:style-name="T85"> e este por sua vez já estará preenchido com a instância correta de </text:span><text:span text:style-name="T87">pessoaDAO</text:span><text:span text:style-name="T85"> tudo de forma automática e transparente feita pelo LDIC.</text:span></text:p>
      <text:p text:style-name="P57"/>
      <text:p text:style-name="P76"><text:span text:style-name="T81">ISistemaFacade sistemaFacade = CoreContext.</text:span><text:span text:style-name="T83">getInstance</text:span><text:span text:style-name="T81">().getBeanFactory().getBean(</text:span><text:span text:style-name="T106">"sistemaFacade"</text:span><text:span text:style-name="T81">);</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64">superclasse</text:span> de modo que se <text:span text:style-name="T64">PessoaBC </text:span>estendesse de uma classe qualquer e esta última tivesse dependências definidas via <text:span text:style-name="T64">@Inject</text:span> estas dependências herdadas, mesmo <text:span text:style-name="T64">private</text:span>, seriam resolvidas e injetadas.</text:p>
      <text:p text:style-name="P34"/>
      <text:p text:style-name="P34"><text:tab/><text:tab/>Caso seja o ID passado para o método <text:span text:style-name="T64">getBean</text:span> não corresponda a um bean válido dentro do contexto da bean factory, uma <text:span text:style-name="T64">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64">CoreContext.getInstance().getBeanFactory().getBean </text:span>pois no caso do JSF o managedBean já é criado e suas dependências resolvidas automáticamente pelo LDIC e no caso do Flex o bean invocado para <text:soft-page-break/>execução de um serviço ou método remoto é resolvido pelo LDIC. Toda essa parte de integração será detalhada mais a frente em um capítulo específico sobre integração.</text:p>
      <text:p text:style-name="P34"/>
      <text:p text:style-name="P54"><text:tab/><text:tab/>4.2.2 – Beans com escopo <text:span text:style-name="T64">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64">singleton </text:span>o LDIC manterá sempre a mesma instância e sempre que o bean for solicitado ao LDIC esta mesma instância será retornada. Se fosse desejável, por exemplo, definir que o bean <text:span text:style-name="T64">SistemaFacade</text:span> deve ter uma única instância dentro do contexto, então especificaríamos seu escopo como <text:span text:style-name="T64">singleton</text:span> na própria annotation <text:span text:style-name="T64">@Bean</text:span>. Abaixo é mostrado como ficaria a classe <text:span text:style-name="T64">SistemaFacade</text:span> de modo a operar como um <text:span text:style-name="T64">singleton.</text:span></text:p>
      <text:p text:style-name="P34"/>
      <text:p text:style-name="P80"><text:span text:style-name="T155">@Bean</text:span><text:span text:style-name="T19">(value = </text:span><text:span text:style-name="T94">"sistemaFacade"</text:span><text:span text:style-name="T19">,</text:span><text:span text:style-name="T20">singleton = </text:span><text:span text:style-name="T110">true</text:span><text:span text:style-name="T19">)</text:span></text:p>
      <text:p text:style-name="P82"><text:span text:style-name="T108">public</text:span><text:span text:style-name="T15"> </text:span><text:span text:style-name="T108">class</text:span><text:span text:style-name="T15"> SistemaFacade </text:span><text:span text:style-name="T108">implements</text:span><text:span text:style-name="T15"> IsistemaFacade{}</text:span></text:p>
      <text:p text:style-name="P63"/>
      <text:p text:style-name="P63"><text:tab/></text:p>
      <text:p text:style-name="P82"><text:span text:style-name="T15"><text:tab/></text:span><text:span text:style-name="T31">Observe que a annotation </text:span><text:span text:style-name="T35">@Bean</text:span><text:span text:style-name="T31"> foi alterada adicionando o atributo </text:span><text:span text:style-name="T35">singleton</text:span><text:span text:style-name="T31"> definindo o valor deste como </text:span><text:span text:style-name="T35">true</text:span><text:span text:style-name="T31"> indicando que o bean </text:span><text:span text:style-name="T35">SistemaFacade</text:span><text:span text:style-name="T31"> deve ser trabalhar como um </text:span><text:span text:style-name="T35">singleton</text:span><text:span text:style-name="T31"> dentro do contexto. O LDIC agora retornará sempre a mesma instância de </text:span><text:span text:style-name="T35">SistemaFacade</text:span><text:span text:style-name="T31"> quando este bean for solicitado.</text:span></text:p>
      <text:p text:style-name="P37"/>
      <text:p text:style-name="P37"/>
      <text:p text:style-name="P60">5 – Lindberg Persistence – LINP.</text:p>
      <text:p text:style-name="P60"/>
      <text:p text:style-name="P59"><text:tab/><text:span text:style-name="T13">Persistência é algo muito importante nos projetos enterprise e muitas soluções já foram 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59"><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providos pelo framework </text:span><text:span text:style-name="T9">Spring</text:span><text:span text:style-name="T13"> para suporte a persistência mas que não é ORM.</text:span></text:p>
      <text:p text:style-name="P35"/>
      <text:p text:style-name="P95"><text:span text:style-name="T30"><text:tab/>O JDBC (</text:span><text:span text:style-name="T11">Java Database Connectivity</text:span><text:span text:style-name="T29">) é o framework padrão java para persistência. O conjunto de classes providas pelo JDBC fornece o recurso de acesso a qualquer banco de dados relacional baseado em um Driver. Os detalhes sobre JDBC fogem do escopo deste documento.</text:span></text:p>
      <text:p text:style-name="P95"><text:span text:style-name="T29"><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6">stored procedure</text:span><text:span text:style-name="T29"> que retorne um ou dois cursores e mapear cada um desses cursores em objetos java, executar uma </text:span><text:span text:style-name="T36">query </text:span><text:span text:style-name="T29">SQL e popular o resultado uma lista de objetos, chamar uma </text:span><text:span text:style-name="T36">stored function</text:span><text:span text:style-name="T29">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text:soft-page-break/></text:p>
      <text:p text:style-name="P95"><text:span text:style-name="T29"><text:tab/>Considere por exemplo uma classe </text:span><text:span text:style-name="T36">ContribuinteDAO</text:span><text:span text:style-name="T29"> que conteria provavelmente um método chamado </text:span><text:span text:style-name="T36">getContribuintes </text:span><text:span text:style-name="T29">que retornaria uma lista de objetos </text:span><text:span text:style-name="T36">Contribuinte</text:span><text:span text:style-name="T29">. Considere também que a implementação da classe </text:span><text:span text:style-name="T36">ContribuinteDAO</text:span><text:span text:style-name="T29"> use JDBC sem nenhum componente ou framework como suporte. Esse método com certeza seria implementado seguindo o seguinte algoritmo:</text:span></text:p>
      <text:p text:style-name="P35"/>
      <text:list xml:id="list29525899" text:style-name="L5">
        <text:list-item>
          <text:p text:style-name="P109">Obter conexão;</text:p>
        </text:list-item>
        <text:list-item>
          <text:p text:style-name="P106"><text:span text:style-name="T29">Obter uma </text:span><text:span text:style-name="T36">Statement</text:span><text:span text:style-name="T29"> a partir da conexão;</text:span></text:p>
        </text:list-item>
        <text:list-item>
          <text:p text:style-name="P106"><text:span text:style-name="T29">Executar a query “select * from tabela_de_contribuinte” na </text:span><text:span text:style-name="T36">Statement</text:span><text:span text:style-name="T29"> ;</text:span></text:p>
        </text:list-item>
        <text:list-item>
          <text:p text:style-name="P106"><text:span text:style-name="T29">Obter um </text:span><text:span text:style-name="T36">ResultSet</text:span><text:span text:style-name="T29"> a partir da execução da query no </text:span><text:span text:style-name="T36">Statement;</text:span></text:p>
        </text:list-item>
        <text:list-item>
          <text:p text:style-name="P119"><text:span text:style-name="T40">Criar uma lista vazia de objetos </text:span><text:span text:style-name="T36">Contribuinte;</text:span></text:p>
        </text:list-item>
        <text:list-item>
          <text:p text:style-name="P119"><text:span text:style-name="T40">Fazer um loop percorrendo todo o </text:span><text:span text:style-name="T36">ResultSet;</text:span></text:p>
        </text:list-item>
        <text:list-item>
          <text:p text:style-name="P119"><text:span text:style-name="T40">Criar um Objeto </text:span><text:span text:style-name="T36">Contribuinte</text:span><text:span text:style-name="T40"> e populá-lo com os dados do registro atual do cursor do </text:span><text:span text:style-name="T36">ResultSet </text:span><text:span text:style-name="T40">em cada iteração do loop;</text:span></text:p>
        </text:list-item>
        <text:list-item>
          <text:p text:style-name="P119"><text:span text:style-name="T40">Adicionar o objeto </text:span><text:span text:style-name="T36">Contribuinte</text:span><text:span text:style-name="T40"> criado e populado na lista de </text:span><text:span text:style-name="T36">Contribuintes</text:span><text:span text:style-name="T40"> criada;</text:span></text:p>
        </text:list-item>
        <text:list-item>
          <text:p text:style-name="P119"><text:span text:style-name="T40">Retornar a lista de </text:span><text:span text:style-name="T36">Contribuintes.</text:span></text:p>
        </text:list-item>
      </text:list>
      <text:p text:style-name="P16"><text:tab/></text:p>
      <text:p text:style-name="P14"><text:span text:style-name="T36"><text:tab/></text:span><text:span text:style-name="T40">O algoritmo acima poderia ser implementado no seguinte método java e qualquer outra listagem seja lá qual for a entidade manteria o mesmo padrão mudando apenas o </text:span><text:span text:style-name="T36">sql </text:span><text:span text:style-name="T40">da query, o objeto criado e a forma como cada objeto é populado.</text:span></text:p>
      <text:p text:style-name="P3"><text:tab/><text:span text:style-name="T111">public</text:span><text:span text:style-name="T25"> List&lt;Contribuinte&gt; listarContribuintes() {</text:span></text:p>
      <text:p text:style-name="P77"><text:s text:c="8"/>Connection conn = <text:span text:style-name="T158">ConexaoUtil</text:span>.getConexao();</text:p>
      <text:p text:style-name="P88"><text:span text:style-name="T15"><text:s text:c="8"/>List&lt;Contribuinte&gt; listaContribuintes = </text:span><text:span text:style-name="T108">new</text:span><text:span text:style-name="T15"> ArrayList&lt;Contribuinte&gt;();</text:span></text:p>
      <text:p text:style-name="P88"><text:span text:style-name="T15"><text:s text:c="8"/></text:span><text:span text:style-name="T108">try</text:span><text:span text:style-name="T15"> {</text:span></text:p>
      <text:p text:style-name="P77"><text:s text:c="12"/>Statement st = conn.createStatement();</text:p>
      <text:p text:style-name="P88"><text:span text:style-name="T15"><text:s text:c="12"/>ResultSet rs = st.executeQuery(</text:span><text:span text:style-name="T88">"Select * from tb_contribuinte"</text:span><text:span text:style-name="T15">);</text:span></text:p>
      <text:p text:style-name="P88"><text:span text:style-name="T15"><text:s text:c="12"/></text:span><text:span text:style-name="T108">while</text:span><text:span text:style-name="T15"> (rs.next()){</text:span></text:p>
      <text:p text:style-name="P88"><text:span text:style-name="T15"><text:s text:c="16"/>Contribuinte contribuinte = </text:span><text:span text:style-name="T108">new</text:span><text:span text:style-name="T15"> Contribuinte();</text:span></text:p>
      <text:p text:style-name="P88"><text:span text:style-name="T15"><text:s text:c="16"/>contribuinte.setNomeFantasia(rs.getString(</text:span><text:span text:style-name="T88">"nome_fantasia"</text:span><text:span text:style-name="T15">));</text:span></text:p>
      <text:p text:style-name="P88"><text:span text:style-name="T15"><text:s text:c="16"/>contribuinte.setCnpj(rs.getString(</text:span><text:span text:style-name="T88">"cnpj"</text:span><text:span text:style-name="T15">));</text:span></text:p>
      <text:p text:style-name="P77"><text:s text:c="16"/></text:p>
      <text:p text:style-name="P88"><text:span text:style-name="T15"><text:s text:c="16"/>Endereco endereco = </text:span><text:span text:style-name="T108">new</text:span><text:span text:style-name="T15"> Endereco();</text:span></text:p>
      <text:p text:style-name="P88"><text:span text:style-name="T15"><text:s text:c="16"/>endereco.setBairro(rs.getString(</text:span><text:span text:style-name="T88">"bairro"</text:span><text:span text:style-name="T15">));</text:span></text:p>
      <text:p text:style-name="P88"><text:span text:style-name="T15"><text:s text:c="16"/>endereco.setCep(rs.getString(</text:span><text:span text:style-name="T88">"cep"</text:span><text:span text:style-name="T15">));</text:span></text:p>
      <text:p text:style-name="P88"><text:span text:style-name="T15"><text:s text:c="16"/>endereco.setRua(rs.getString(</text:span><text:span text:style-name="T88">"rua"</text:span><text:span text:style-name="T15">));</text:span></text:p>
      <text:p text:style-name="P88"><text:span text:style-name="T15"><text:s text:c="16"/>endereco.setNumero(rs.getInt(</text:span><text:span text:style-name="T88">"numero"</text:span><text:span text:style-name="T15">));</text:span></text:p>
      <text:p text:style-name="P77"><text:s text:c="16"/></text:p>
      <text:p text:style-name="P77"><text:s text:c="16"/>contribuinte.setEndereco(endereco);</text:p>
      <text:p text:style-name="P77"><text:s text:c="16"/></text:p>
      <text:p text:style-name="P77"><text:s text:c="16"/>listaContribuintes.add(contribuinte);</text:p>
      <text:p text:style-name="P77"><text:s text:c="12"/>}</text:p>
      <text:p text:style-name="P77"><text:s text:c="12"/></text:p>
      <text:p text:style-name="P88"><text:span text:style-name="T15"><text:s text:c="8"/>} </text:span><text:span text:style-name="T108">catch</text:span><text:span text:style-name="T15"> (SQLException e) {</text:span></text:p>
      <text:p text:style-name="P77"><text:s text:c="12"/>e.printStackTrace();</text:p>
      <text:p text:style-name="P77"><text:s text:c="8"/>}</text:p>
      <text:p text:style-name="P77"><text:s text:c="8"/></text:p>
      <text:p text:style-name="P88"><text:span text:style-name="T15"><text:s text:c="8"/></text:span><text:span text:style-name="T108">return</text:span><text:span text:style-name="T15"> listaContribuintes;</text:span></text:p>
      <text:p text:style-name="P96"><text:span text:style-name="T24"><text:s text:c="4"/>}</text:span><text:tab/></text:p>
      <text:p text:style-name="P20"/>
      <text:p text:style-name="P14"><text:span text:style-name="T36"><text:tab/></text:span><text:span text:style-name="T40">Na implementação acima usando apenas JDBC direto observe que foi feita uma simples consulta de contribuinte onde no nosso exemplo contém apenas alguns campos e a parte da população do </text:span><text:span text:style-name="T36">ResultSet</text:span><text:span text:style-name="T40"> em objetos </text:span><text:span text:style-name="T36">Contribuinte</text:span><text:span text:style-name="T40"> já demandou várias linhas de código. Considerando que o objeto </text:span><text:span text:style-name="T36">Contribuinte</text:span><text:span text:style-name="T40"> é o <text:s/>primeiro nível, neste caso, temos um segundo nível que é o objeto </text:span><text:span text:style-name="T36">Endereco </text:span><text:span text:style-name="T40"><text:s/>que está dentro do objeto </text:span><text:span text:style-name="T36">Contribuinte</text:span><text:span text:style-name="T40"> formando assim um segundo nível de atributos</text:span><text:span text:style-name="T36">. </text:span><text:span text:style-name="T40">Na população do endereço foi necessário criar um objeto </text:span><text:span text:style-name="T36">Endereco</text:span><text:span text:style-name="T40"> populá-lo para só então setar o endereço no objeto </text:span><text:span text:style-name="T36">Contribuinte</text:span><text:span text:style-name="T40">. No nosso exemplo foram apenas alguns campos. Imagine uma consulta real de contribuinte quantas dezenas de campos </text:span><text:soft-page-break/><text:span text:style-name="T40">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list xml:id="list29518194" text:style-name="L6">
        <text:list-item>
          <text:list>
            <text:list-item>
              <text:p text:style-name="P113">– Repositório de Comandos SQL</text:p>
            </text:list-item>
          </text:list>
        </text:list-item>
      </text:list>
      <text:p text:style-name="P15"/>
      <text:p text:style-name="P15"><text:tab/>O LINP trabalha com um repositório de comandos sql que nada mais é que uma classe que implementa a interface <text:span text:style-name="T64">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text:soft-page-break/>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64">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64">parser</text:span> da configuração funciona baseado em interface, como no CORE, e pode de acordo com a conveniência e necessidade do projeto pode ser implementado por exemplo configuração via arquivo <text:span text:style-name="T64">properties, </text:span>arquivo <text:span text:style-name="T64">txt, </text:span>enfim. Entenda como <text:span text:style-name="T64">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64">parser</text:span> de configuração do componente de persistência LINP é a <text:span text:style-name="T159">LinpConfiguration. </text:span>Esta inteface provê as constantes das propriedades de configuração que podem ser definidas para o LINP por padrão. Outras propriedades podem ser criadas de acordo com o <text:span text:style-name="T64">parser</text:span> usado.</text:p>
      <text:p text:style-name="P15"/>
      <text:p text:style-name="P17"><text:span text:style-name="T69"><text:tab/>O framework já provê implementações padrão do </text:span><text:span text:style-name="T66">parser</text:span><text:span text:style-name="T69"> para configurar o LINP. Abaixo são descritos estes </text:span><text:span text:style-name="T66">parsers</text:span><text:span text:style-name="T69"> que são encontrados no pacote </text:span><text:span text:style-name="T80">org.lindbergframework.persistence.configuration</text:span><text:span text:style-name="T69">:</text:span></text:p>
      <text:p text:style-name="P15"/>
      <text:list xml:id="list29518892" text:style-name="L7">
        <text:list-item>
          <text:p text:style-name="P114"><text:span text:style-name="T71">SimpleLinpConfiguration</text:span><text:span text:style-name="T82">:</text:span><text:span text:style-name="T81"> Deve ser usado para definição da configuração do LINP programaticamente.</text:span></text:p>
          <text:p text:style-name="P110"/>
        </text:list-item>
        <text:list-item>
          <text:p text:style-name="P107"><text:span text:style-name="T32">XmlLinpConfiguration: </text:span><text:span text:style-name="T29">Parser padrão para definição da configuração baseado em XML de acordo com o schema: </text:span><text:a xlink:type="simple" xlink:href="http://www.lindbergframework.org/schema/lindberg-config.xsd">http://www.lindbergframework.org/schema/lindberg-config.xsd</text:a><text:span text:style-name="T29">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29"><text:tab/>O schema apresentado anteriormente para configuração do CORE, </text:span><text:span text:style-name="T36">lindberg-config.xsd</text:span><text:span text:style-name="T29">, provê uma tag denominada </text:span><text:span text:style-name="T36">linp</text:span><text:span text:style-name="T29">. Esta tag é a tag raiz para toda a configuração do componente LINP via XML usando o parser default XmlLinpConfiguration. A tag </text:span><text:span text:style-name="T36">linp</text:span><text:span text:style-name="T29"> engloba as definições de </text:span><text:span text:style-name="T36">datasource</text:span><text:span text:style-name="T29">, do </text:span><text:span text:style-name="T36">transaction manager, schema padrão, </text:span><text:span text:style-name="T29">da implementação a ser usada para resolver comandos sql, o tipo java a ser usado para tipos de dados sql do tipo </text:span><text:span text:style-name="T36">cursor</text:span><text:span text:style-name="T29">,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text:soft-page-break/></text:p>
      <text:p text:style-name="P3"><text:span text:style-name="T29"><text:tab/>As propriedades que o LINP provê para configuração são apresentadas abaixo e são definidas em </text:span><text:span text:style-name="T36">LinpConfiguration</text:span><text:span text:style-name="T29">:</text:span></text:p>
      <text:list xml:id="list29522736" text:style-name="L8">
        <text:list-header>
          <text:p text:style-name="P111"/>
        </text:list-header>
        <text:list-item>
          <text:p text:style-name="P145"><text:span text:style-name="T103">lindberg.persistence.IntegerCursorType:</text:span><text:span text:style-name="T95"> </text:span></text:p>
          <text:p text:style-name="P146">- Tipo java inteiro <text:s/>para cursores;</text:p>
          <text:p text:style-name="P147"><text:span text:style-name="T42">- Valor padrão é </text:span><text:span text:style-name="T48">java.sql.Types.OTHER.</text:span></text:p>
        </text:list-item>
        <text:list-item>
          <text:p text:style-name="P148"><text:span text:style-name="T69">lindberg.persistence.TransactionManager</text:span><text:span text:style-name="T69">:</text:span></text:p>
          <text:p text:style-name="P148"><text:span text:style-name="T47">- Implementação de </text:span><text:span text:style-name="T45">TransactionManager</text:span><text:span text:style-name="T47"> que será usada para o gerenciamento das transações de banco;</text:span></text:p>
          <text:p text:style-name="P148"><text:span text:style-name="T47">- Valor padrão é </text:span><text:span text:style-name="T46">org.lindbergframework.persistence.transaction.LinpSpringTransactionManager.</text:span></text:p>
        </text:list-item>
        <text:list-item>
          <text:p text:style-name="P149">lindberg.persistence.SqlCommandResolver:</text:p>
          <text:p text:style-name="P148"><text:span text:style-name="T47">- Implementação de </text:span><text:span text:style-name="T45">SqlCommandResolver </text:span><text:span text:style-name="T47">que fará o intercambio entre a aplicação e o repositório de comandos sql e atenderá a solicitações de obtenção desses comandos;</text:span></text:p>
          <text:p text:style-name="P148"><text:span text:style-name="T47">- Quando a configuração é definida programaticamente usando </text:span><text:span text:style-name="T45">SimpleLinpConfiguration</text:span><text:span text:style-name="T47"> deve ser informado;</text:span></text:p>
          <text:p text:style-name="P148"><text:span text:style-name="T47">- Usando configuração via XML através de </text:span><text:span text:style-name="T45">XmlLinpConfiguration</text:span><text:span text:style-name="T47"> o valor padrão é </text:span><text:span text:style-name="T46">org.lindbergframework.persistence.sql.XmlSqlCommandResolver.</text:span></text:p>
        </text:list-item>
        <text:list-item>
          <text:p text:style-name="P149">lindberg.persistence.DefaultSchema:</text:p>
          <text:p text:style-name="P146">- Schema de banco padrão que deve ser usado. Essa propriedade é opcional e não possui o valor padrão.</text:p>
        </text:list-item>
      </text:list>
      <text:p text:style-name="P99"/>
      <text:p text:style-name="P101">IMPORTANTE: Além dessas propriedades é importante e necessário definir a parte as configurações de datasource que o LINP usará. Isso será abordado mais a frente.</text:p>
      <text:p text:style-name="P99"/>
      <text:p text:style-name="P160">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64">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27"><text:span text:style-name="T26"><text:s text:c="12"/></text:span><text:span text:style-name="T112">new</text:span><text:span text:style-name="T16"> ClassPathXmlCoreConfiguration(</text:span><text:span text:style-name="T93">"</text:span><text:span text:style-name="T104">org/lindbergframework/configuracao/lindberg-config.xml</text:span><text:span text:style-name="T93">"</text:span><text:span text:style-name="T16">);</text:span></text:p>
      <text:p text:style-name="P74"><text:s text:c="8"/></text:p>
      <text:p text:style-name="P84"><text:span text:style-name="T15">SimpleLinpConfiguration linpConfiguration = </text:span><text:span text:style-name="T108">new</text:span><text:span text:style-name="T15"> SimpleLinpConfiguration();</text:span></text:p>
      <text:p text:style-name="P74"><text:s text:c="8"/></text:p>
      <text:p text:style-name="P74">DataSource ds = createDataSource();</text:p>
      <text:p text:style-name="P84"><text:span text:style-name="T15">DataSourceConfig config = </text:span><text:span text:style-name="T108">new</text:span><text:span text:style-name="T15"> DataSourceConfig(ds, com.mysql.jdbc.Driver.</text:span><text:span text:style-name="T108">class</text:span><text:span text:style-name="T15">);</text:span></text:p>
      <text:p text:style-name="P74"><text:s text:c="8"/></text:p>
      <text:p text:style-name="P74">linpConfiguration.setDataSourceConfig(config);</text:p>
      <text:p text:style-name="P84"><text:span text:style-name="T15">linpConfiguration.setCursorType(LinpConfiguration.</text:span><text:span text:style-name="T152">DEFAULT_INTEGER_CURSOR_TYPE</text:span><text:span text:style-name="T15">);</text:span></text:p>
      <text:p text:style-name="P84"><text:span text:style-name="T15">linpConfiguration.setTransactionManager(</text:span><text:span text:style-name="T108">new</text:span><text:span text:style-name="T15"> LinpSpringTransactionManager(ds));</text:span></text:p>
      <text:p text:style-name="P74"><text:s text:c="8"/></text:p>
      <text:p text:style-name="P74">XmlSqlCommandResolver sqlCommandResolver = </text:p>
      <text:p text:style-name="P84"><text:span text:style-name="T59"><text:s/><text:tab/> <text:s text:c="4"/></text:span><text:span text:style-name="T108">new</text:span><text:span text:style-name="T15"> ClassPathXmlSqlCommandResolver(</text:span><text:span text:style-name="T88">"</text:span><text:span text:style-name="T92">org/lindbergframework/repositorioSql</text:span><text:span text:style-name="T88">/queries.xml",</text:span></text:p>
      <text:p text:style-name="P84"><text:span text:style-name="T88"><text:tab/><text:tab/><text:tab/><text:tab/><text:tab/> <text:s text:c="13"/>"</text:span><text:span text:style-name="T92">org/lindbergframework/repositorioSql</text:span><text:span text:style-name="T88">/updates.xml"</text:span><text:span text:style-name="T15">);</text:span></text:p>
      <text:p text:style-name="P74">linpConfiguration.setSqlCommandResolver(sqlCommandResolver);</text:p>
      <text:p text:style-name="P74"><text:s text:c="8"/></text:p>
      <text:p text:style-name="P74">coreConfiguration.setLinpConfiguration(linpConfiguration);</text:p>
      <text:p text:style-name="P74">CoreContext.<text:span text:style-name="T64">getInstance</text:span>().loadConfiguration(coreConfiguration);</text:p>
      <text:p text:style-name="P74"/>
      <text:p text:style-name="P74"/>
      <text:p text:style-name="P15"><text:tab/>No trecho de código acima é feita a configuração do LINP programaticamente via <text:span text:style-name="T64">SimpleLinpConfiguration. </text:span>Inicialmente criamos uma configuração de CORE que para este caso utilizamos o mesmo XML do exemplo criado para apresentar as configurações do CORE. Como o XML do CORE em <text:soft-page-break/>nosso exemplo está dentro do classpath de nossa aplicação usamos <text:span text:style-name="T64">ClassPathXmlCoreConfiguration</text:span> para configurações do CORE baseado em um XML que está em nosso classpath. Em seguida criamos nosso <text:span text:style-name="T64">datasource </text:span>e o encapsulamos na classe que representa as configurações de <text:span text:style-name="T64">datasource</text:span> dentro do LINP que é a <text:span text:style-name="T64">DataSourceConfig</text:span>. Para tal passamos a referência do nosso <text:span text:style-name="T64">datasource </text:span>criado (ds) e o Driver que o nosso <text:span text:style-name="T64">datasource</text:span> está usando para criar um novo <text:span text:style-name="T64">DataSourceConfig. </text:span>Isso é mostrado abaixo:</text:p>
      <text:p text:style-name="P15"/>
      <text:p text:style-name="P74">DataSource ds = createDataSource();</text:p>
      <text:p text:style-name="P73">DataSourceConfig config = <text:span text:style-name="T108">new</text:span> DataSourceConfig(ds, com.mysql.jdbc.Driver.<text:span text:style-name="T108">class</text:span>);</text:p>
      <text:p text:style-name="P15"><text:tab/></text:p>
      <text:p text:style-name="P15"><text:tab/>A partir daí definimos as propriedades de acordo com nossa necessidade. Neste caso definimos:</text:p>
      <text:p text:style-name="P15"/>
      <text:list xml:id="list29497146" text:style-name="L9">
        <text:list-item>
          <text:list>
            <text:list-item>
              <text:p text:style-name="P112">DataSourceConfig:</text:p>
              <text:p text:style-name="P116"/>
              <text:p text:style-name="P116">linpConfiguration.setDataSourceConfig(config);</text:p>
              <text:p text:style-name="P116"/>
            </text:list-item>
            <text:list-item>
              <text:p text:style-name="P112">CursorType:</text:p>
              <text:p text:style-name="P112"/>
            </text:list-item>
          </text:list>
        </text:list-item>
      </text:list>
      <text:p text:style-name="P15"><text:tab/> <text:s text:c="4"/><text:span text:style-name="T78">linpConfiguration.setCursorType(LinpConfiguration.</text:span><text:span text:style-name="T153">DEFAULT_INTEGER_CURSOR_TYPE</text:span><text:span text:style-name="T78">);</text:span></text:p>
      <text:p text:style-name="P23"/>
      <text:list xml:id="list34342905" text:continue-numbering="true" text:style-name="L9">
        <text:list-item>
          <text:list>
            <text:list-item>
              <text:p text:style-name="P112">TransactionManager:</text:p>
              <text:p text:style-name="P116"/>
              <text:p text:style-name="P116">linpConfiguration.setTransactionManager(<text:span text:style-name="T108">new</text:span> LinpSpringTransactionManager(ds));</text:p>
              <text:p text:style-name="P116"/>
            </text:list-item>
            <text:list-item>
              <text:p text:style-name="P112">SqlCommandResolver:</text:p>
              <text:p text:style-name="P117">XmlSqlCommandResolver sqlCommandResolver = </text:p>
            </text:list-item>
          </text:list>
          <text:p text:style-name="P120"><text:span text:style-name="T59"><text:s text:c="6"/></text:span><text:span text:style-name="T108">new </text:span><text:span text:style-name="T15">ClassPathXmlSqlCommandResolver(</text:span><text:span text:style-name="T88">"</text:span><text:span text:style-name="T92">org/lindbergframework/repositorioSql</text:span><text:span text:style-name="T88">/queries.xml",</text:span></text:p>
          <text:p text:style-name="P120"><text:span text:style-name="T88"><text:tab/><text:tab/><text:tab/><text:tab/> <text:s text:c="13"/>"</text:span><text:span text:style-name="T92">org/lindbergframework/repositorioSql</text:span><text:span text:style-name="T88">/updates.xml"</text:span><text:span text:style-name="T15">);</text:span></text:p>
          <text:list text:continue-numbering="true">
            <text:list-header>
              <text:p text:style-name="P116">linpConfiguration.setSqlCommandResolver(sqlCommandResolver);</text:p>
            </text:list-header>
          </text:list>
        </text:list-item>
      </text:list>
      <text:p text:style-name="P22"/>
      <text:p text:style-name="P98"><text:span text:style-name="T85">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pan text:style-name="T85">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73">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64">CoreContext,</text:span> também inicializará automaticamente o LINP a partir de seu contexto, <text:span text:style-name="T64">LinpContext.</text:span> O <text:span text:style-name="T64">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78">CoreContext.</text:span><text:span text:style-name="T79">getInstance</text:span><text:span text:style-name="T78">().loadConfiguration(coreConfiguration);</text:span> </text:p>
      <text:p text:style-name="P15"/>
      <text:p text:style-name="P15"><text:soft-page-break/><text:tab/>O log no concole apresentará, dentre outras coisas, o seguinte trecho após a execução do <text:span text:style-name="T64">loadConfiguration</text:span> indicando o status da inicialização de cada módulo:</text:p>
      <text:p text:style-name="P15"/>
      <text:p text:style-name="P17"><text:span text:style-name="T69"><text:tab/></text:span><text:span text:style-name="T149">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64">CoreContext</text:span> verifica que precisa inicializar LINP<text:span text:style-name="T64"> </text:span>então dispara o processo de inicialização e configuração de <text:span text:style-name="T64">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p text:style-name="P161">5.3.2 – Configurando o LINP na prática – Usando XML</text:p>
      <text:p text:style-name="P100"/>
      <text:p text:style-name="P102"><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64">&lt;core&gt;</text:span> e as do LINP dentro da tag, de mesmo nível hierárquico no XML, <text:span text:style-name="T64">&lt;linp&gt;. </text:span>As mesmas configurações que foram usadas no exemplo de configuração programaticamente no exemplo anterior pode ser feita, e com mais flexibilidade ainda, via XML.</text:p>
      <text:p text:style-name="P102"><text:tab/><text:tab/></text:p>
      <text:p text:style-name="P102"><text:tab/><text:tab/>Como o XML de configuração do componente <text:span text:style-name="T64">LINP</text:span> é o mesmo do de configuração do <text:span text:style-name="T64">CORE</text:span> do framework então o schema é o mesmo. </text:p>
      <text:p text:style-name="P102"/>
      <text:p text:style-name="P102"><text:tab/><text:tab/>Schema: <text:s/><text:a xlink:type="simple" xlink:href="http://www.lindbergframework.org/schema/lindberg-config.xsd">http://www.lindbergframework.org/schema/lindberg-config.xsd</text:a></text:p>
      <text:p text:style-name="P102"/>
      <text:p text:style-name="P102"><text:tab/><text:tab/>A diferença para as configurações do componente de persistência é que novas tags e atributos são usados para configurar o <text:span text:style-name="T64">LINP.</text:span> Estas novas tags estão descritas no schema acima. As propriedades de configuração, seguindo a mesma ideia do <text:span text:style-name="T64">CORE,</text:span> são detalhas abaixo. Seu uso é demonstrado na prática mais a frente:</text:p>
      <text:p text:style-name="P102"/>
      <text:p text:style-name="P103"><text:span text:style-name="T53"><text:tab/><text:tab/>- </text:span><text:span text:style-name="T98">lindberg.persistence.IntegerCursorType</text:span><text:span text:style-name="T102"> </text:span></text:p>
      <text:p text:style-name="P103"><text:span text:style-name="T102"><text:tab/><text:tab/></text:span><text:span text:style-name="T148">(se não for definida o tipo inteiro para cursores de banco <text:s/>padrão será usado – java.sql.Types.OTHER)</text:span><text:span text:style-name="T102">:</text:span></text:p>
      <text:p text:style-name="P103"><text:span text:style-name="T22"><text:tab/><text:tab/></text:span><text:span text:style-name="T60">Tipo inteiro para cursores de banco, quando o banco em uso provê o recurso de cursores. </text:span></text:p>
      <text:p text:style-name="P155"><text:span text:style-name="T53"><text:tab/><text:tab/>Geralmente, quando definida explicitamente é usada alguma constante específica do banco de dados <text:tab/><text:tab/><text:tab/>adotado. </text:span><text:span text:style-name="T53">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57">oracle.jdbc.OracleTypes.CURSOR</text:span><text:span text:style-name="T53">, pois o banco oracle fornece junto com seu driver <text:tab/><text:tab/>uma constante do tipo inteiro (padrão) que identifica tipos de cursores de banco:</text:span></text:p>
      <text:p text:style-name="P150"/>
      <text:p text:style-name="P103"><text:span text:style-name="T60"><text:tab/><text:tab/></text:span><text:span text:style-name="T118">&lt;</text:span><text:span text:style-name="T129">config-property </text:span><text:span text:style-name="T141">name</text:span><text:span text:style-name="T18">=</text:span><text:span text:style-name="T98">"lindberg.persistence.IntegerCursorType"</text:span></text:p>
      <text:p text:style-name="P103"><text:span text:style-name="T98"><text:tab/><text:tab/><text:tab/><text:tab/> <text:s text:c="4"/></text:span><text:span text:style-name="T141">value</text:span><text:span text:style-name="T18">=</text:span><text:span text:style-name="T98">"</text:span><text:span text:style-name="T100">#</text:span><text:span text:style-name="T98">oracle.jdbc.OracleTypes.CURSOR"</text:span><text:span text:style-name="T18"> </text:span><text:span text:style-name="T118">/&gt;</text:span></text:p>
      <text:p text:style-name="P153"><text:tab/><text:tab/></text:p>
      <text:p text:style-name="P102"><text:s/><text:tab/><text:tab/><text:span text:style-name="T157">Observe que foi usado no valor dessa propriedade o carácter coringa </text:span><text:span text:style-name="T67">'#' <text:s/></text:span><text:span text:style-name="T157"><text:s/>para definir que o valor será obtido através da constante estática e pública </text:span><text:span text:style-name="T67">CURSOR</text:span><text:span text:style-name="T157"> na classe </text:span><text:span text:style-name="T67">oracle.jdbc.OracleTypes. </text:span><text:span text:style-name="T157">Esse recurso de carácter coringa foi abordado com detalhes na sessão 3.3.2.1 deste documento.</text:span></text:p>
      <text:p text:style-name="P102"><text:span text:style-name="T157"/></text:p>
      <text:p text:style-name="P102"><text:soft-page-break/><text:span text:style-name="T157"/></text:p>
      <text:p text:style-name="P152"><text:span text:style-name="T69"><text:tab/><text:tab/>- </text:span><text:span text:style-name="T101">lindberg.persistence.TransactionManager</text:span></text:p>
      <text:p text:style-name="P152"><text:span text:style-name="T96"><text:tab/><text:tab/></text:span><text:span text:style-name="T150">(se não for definida o TransactionManager padrão será usado –</text:span></text:p>
      <text:p text:style-name="P152"><text:span text:style-name="T150"><text:tab/><text:tab/> org.lindbergframework.persistence.transaction.LinpSpringTransactionManager)</text:span><text:span text:style-name="T107">:</text:span></text:p>
      <text:p text:style-name="P152"><text:span text:style-name="T107"><text:tab/><text:tab/></text:span><text:span text:style-name="T169">Implementação de </text:span><text:span text:style-name="T171">TransactionManager</text:span><text:span text:style-name="T169"> que deve ser usada para o gerenciamento de transações.</text:span></text:p>
      <text:p text:style-name="P152"><text:span text:style-name="T169"/></text:p>
      <text:p text:style-name="P152"><text:span text:style-name="T169"><text:tab/><text:tab/></text:span><text:span text:style-name="T170">O gerenciamento de transações do LINP é detalhado mais a frente.</text:span></text:p>
      <text:p text:style-name="P152"><text:span text:style-name="T170"/></text:p>
      <text:p text:style-name="P152"><text:span text:style-name="T170"><text:tab/><text:tab/>- </text:span><text:span text:style-name="T97">lindberg.persistence.SqlCommandResolver </text:span><text:span text:style-name="T150">(requerido)</text:span></text:p>
      <text:p text:style-name="P156"><text:span text:style-name="T166"><text:tab/><text:tab/></text:span><text:span text:style-name="T167">Implementação de </text:span><text:span text:style-name="T168">SqlCommandResolver</text:span><text:span text:style-name="T167"> que será usada para resolver comandos sql requisitados pela <text:tab/><text:tab/><text:tab/>aplicação fazendo uma ponte entre os DAO´s (</text:span><text:span text:style-name="T168">Data Access Objects)</text:span><text:span text:style-name="T167"> <text:s/>e o repositório comandos sql.</text:span></text:p>
      <text:p text:style-name="P156"><text:span text:style-name="T167"/></text:p>
      <text:p text:style-name="P156"><text:span text:style-name="T167"><text:tab/><text:tab/>- </text:span><text:span text:style-name="T96">lindberg.persistence.DefaultSchema </text:span><text:span text:style-name="T150">(opcional)</text:span></text:p>
      <text:p text:style-name="P156"><text:span text:style-name="T96"><text:tab/><text:tab/></text:span><text:span text:style-name="T167">Schema padrão que deve ser usado.</text:span></text:p>
      <text:p text:style-name="P152"><text:span text:style-name="T107"><text:tab/><text:tab/></text:span></text:p>
      <text:p text:style-name="P154"><text:tab/><text:tab/></text:p>
      <text:p text:style-name="P36"><text:tab/><text:tab/>Abaixo é ilustrado de forma detalhada o schema <text:a xlink:type="simple" xlink:href="http://www.lindbergframework.org/schema/lindberg-config.xsd">lindberg-config.xsd</text:a> no que diz respeito a tag <text:span text:style-name="T64">&lt;linp&gt; </text:span>para definição das configurações do LINP. Observe que a tag &lt;<text:span text:style-name="T64">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6"/>
      <text:p text:style-name="P36"/>
      <text:p text:style-name="P36"/>
      <text:p text:style-name="P36"/>
      <text:p text:style-name="P36"><text:soft-page-break/><text:tab/><text:tab/><text:span text:style-name="T157">Importante:</text:span> qualquer tentativa de uso do componente LINP sem que este seja configurado e seu contexto, <text:span text:style-name="T64">LinpContext,</text:span> devidamente inicializado o framework lançará uma <text:span text:style-name="T64">IllegalStateContextException</text:span> com a mensagem descrita abaixo:</text:p>
      <text:p text:style-name="P36"/>
      <text:p text:style-name="P42"><text:span text:style-name="T69"><text:tab/><text:tab/></text:span><text:span text:style-name="T149">Linp Context is not active. Call loadConfiguration static method </text:span></text:p>
      <text:p text:style-name="P137"><text:tab/><text:tab/>in LinpContext to active it</text:p>
      <text:p text:style-name="P137"/>
      <text:p text:style-name="P42"><text:span text:style-name="T149"><text:tab/><text:tab/></text:span><text:span text:style-name="T69">Abaixo é descrito o mesmo XML de configuração apresentado quando abordamos as configurações de CORE só que agora adicionando as configurações do LINP usando um datasource configurado para acessar um banco </text:span><text:span text:style-name="T66">Oracle</text:span><text:span text:style-name="T69">, isso fará com que o CORE configure e inicialize devidamente de forma automática o </text:span><text:span text:style-name="T66">LinpContext.</text:span></text:p>
      <text:p text:style-name="P130"/>
      <text:p text:style-name="P66"><text:span text:style-name="T121">&lt;?</text:span><text:span text:style-name="T132">xml</text:span><text:span text:style-name="T66"> </text:span><text:span text:style-name="T138">version</text:span><text:span text:style-name="T66">=</text:span><text:span text:style-name="T90">"1.0"</text:span><text:span text:style-name="T66"> </text:span><text:span text:style-name="T138">encoding</text:span><text:span text:style-name="T66">=</text:span><text:span text:style-name="T90">"UTF-8"</text:span><text:span text:style-name="T121">?&gt;</text:span></text:p>
      <text:p text:style-name="P82"><text:span text:style-name="T115">&lt;</text:span><text:span text:style-name="T126">lindberg-configuration</text:span> <text:span text:style-name="T136">xmlns</text:span><text:span text:style-name="T15">=</text:span><text:span text:style-name="T89">"http://www.lindbergframework.org/schema"</text:span> <text:span text:style-name="T136">xmlns:xsi</text:span><text:span text:style-name="T15">=</text:span><text:span text:style-name="T89">"http://www.w3.org/2001/XMLSchema-instance"</text:span> <text:span text:style-name="T136">xsi:schemaLocation</text:span><text:span text:style-name="T15">=</text:span><text:span text:style-name="T89">"http://www.lindbergframework.org/schema lindberg-config.xsd "</text:span><text:span text:style-name="T115">&gt;</text:span></text:p>
      <text:p text:style-name="P82"/>
      <text:p text:style-name="P84"><text:span text:style-name="T115">&lt;</text:span><text:span text:style-name="T126">core</text:span><text:span text:style-name="T115">&gt;</text:span></text:p>
      <text:p text:style-name="P84"><text:span text:style-name="T15"><text:s text:c="3"/></text:span><text:span text:style-name="T115">&lt;</text:span><text:span text:style-name="T126">config-property</text:span> <text:span text:style-name="T136">name</text:span><text:span text:style-name="T15">=</text:span><text:span text:style-name="T89">"lindberg.core.di-basepackage"</text:span> <text:s/><text:tab/><text:tab/><text:tab/><text:tab/><text:tab/><text:tab/><text:tab/><text:tab/><text:span text:style-name="T136">value</text:span><text:span text:style-name="T15">=</text:span><text:span text:style-name="T89">"org.lindbergframework.exemplo.*"</text:span><text:span text:style-name="T115">/&gt;</text:span></text:p>
      <text:p text:style-name="P84"><text:span text:style-name="T15"><text:s text:c="3"/></text:span><text:span text:style-name="T115">&lt;</text:span><text:span text:style-name="T126">config-property</text:span> <text:span text:style-name="T136">name</text:span><text:span text:style-name="T15">=</text:span><text:span text:style-name="T89">"lindberg.core.beanfactory"</text:span> <text:s text:c="3"/><text:tab/><text:tab/><text:tab/> <text:s text:c="22"/><text:tab/><text:tab/><text:span text:style-name="T136">value</text:span><text:span text:style-name="T15">=</text:span><text:span text:style-name="T89">"org.lindbergframework.beans.di.context.AnnotationBeanFactory"</text:span><text:span text:style-name="T115">/&gt; </text:span></text:p>
      <text:p text:style-name="P84"><text:span text:style-name="T115">&lt;/</text:span><text:span text:style-name="T126">core</text:span><text:span text:style-name="T115">&gt;</text:span></text:p>
      <text:p text:style-name="P134"/>
      <text:p text:style-name="P82"><text:span text:style-name="T115">&lt;</text:span><text:span text:style-name="T126">linp</text:span><text:span text:style-name="T115">&gt;</text:span></text:p>
      <text:p text:style-name="P82"><text:span text:style-name="T15"><text:s text:c="3"/></text:span><text:span text:style-name="T122">&lt;</text:span><text:span text:style-name="T133">dataSource</text:span><text:span text:style-name="T122"> </text:span><text:span text:style-name="T139">class</text:span><text:span text:style-name="T58">=</text:span><text:span text:style-name="T89">"org.springframework.jdbc.datasource.DriverManagerDataSource"</text:span><text:span text:style-name="T122"> </text:span></text:p>
      <text:p text:style-name="P82"><text:tab/> <text:s text:c="8"/><text:span text:style-name="T136">driver</text:span><text:span text:style-name="T15">=</text:span><text:span text:style-name="T89">"oracle.jdbc.OracleDriver"</text:span> <text:span text:style-name="T136">driverPropertyName</text:span><text:span text:style-name="T15">=</text:span><text:span text:style-name="T89">"driverClassName"</text:span><text:span text:style-name="T115">&gt;</text:span></text:p>
      <text:p text:style-name="P82"><text:span text:style-name="T15"><text:s text:c="5"/></text:span><text:span text:style-name="T115">&lt;</text:span><text:span text:style-name="T126">property</text:span> <text:span text:style-name="T136">name</text:span><text:span text:style-name="T15">=</text:span><text:span text:style-name="T89">"url"</text:span> <text:span text:style-name="T136">value</text:span><text:span text:style-name="T15">=</text:span><text:span text:style-name="T89">"jdbc:oracle:thin:@localhost:1521:xe"</text:span><text:span text:style-name="T115">/&gt;</text:span></text:p>
      <text:p text:style-name="P82"><text:span text:style-name="T15"><text:s text:c="5"/></text:span><text:span text:style-name="T115">&lt;</text:span><text:span text:style-name="T126">property</text:span> <text:span text:style-name="T136">name</text:span><text:span text:style-name="T15">=</text:span><text:span text:style-name="T89">"username"</text:span> <text:span text:style-name="T136">value</text:span><text:span text:style-name="T15">=</text:span><text:span text:style-name="T89">"SYSTEM"</text:span> <text:span text:style-name="T115">/&gt;</text:span></text:p>
      <text:p text:style-name="P82"><text:span text:style-name="T15"><text:s text:c="5"/></text:span><text:span text:style-name="T115">&lt;</text:span><text:span text:style-name="T126">property</text:span> <text:span text:style-name="T136">name</text:span><text:span text:style-name="T15">=</text:span><text:span text:style-name="T89">"password"</text:span> <text:span text:style-name="T136">value</text:span><text:span text:style-name="T15">=</text:span><text:span text:style-name="T89">"admin"</text:span> <text:span text:style-name="T115">/&gt;</text:span></text:p>
      <text:p text:style-name="P82"><text:span text:style-name="T15"><text:s text:c="3"/></text:span><text:span text:style-name="T115">&lt;/</text:span><text:span text:style-name="T126">dataSource</text:span><text:span text:style-name="T115">&gt;</text:span></text:p>
      <text:p text:style-name="P63"><text:tab/><text:tab/></text:p>
      <text:p text:style-name="P82"><text:span text:style-name="T15"><text:s text:c="3"/></text:span><text:span text:style-name="T115">&lt;</text:span><text:span text:style-name="T126">config-properties</text:span><text:span text:style-name="T115">&gt;</text:span></text:p>
      <text:p text:style-name="P82"><text:span text:style-name="T115"><text:s text:c="5"/>&lt;</text:span><text:span text:style-name="T126">config-property</text:span><text:span text:style-name="T115"> </text:span><text:span text:style-name="T136">name</text:span><text:span text:style-name="T15">=</text:span><text:span text:style-name="T89">"lindberg.persistence.IntegerCursorType"</text:span><text:span text:style-name="T115"> <text:tab/><text:tab/><text:tab/><text:tab/> <text:s text:c="4"/><text:tab/> <text:s text:c="2"/></text:span><text:span text:style-name="T136">value</text:span><text:span text:style-name="T15">=</text:span><text:span text:style-name="T89">"#oracle.jdbc.OracleTypes.CURSOR"</text:span><text:span text:style-name="T115"> /&gt;</text:span></text:p>
      <text:p text:style-name="P82"><text:span text:style-name="T115"><text:s text:c="5"/>&lt;</text:span><text:span text:style-name="T126">config-property</text:span> <text:span text:style-name="T136">name</text:span><text:span text:style-name="T15">=</text:span><text:span text:style-name="T89">"lindberg.persistence.TransactionManager"</text:span> <text:s text:c="4"/><text:tab/> <text:s text:c="2"/><text:tab/><text:tab/><text:tab/> <text:s text:c="2"/><text:span text:style-name="T136">value</text:span><text:span text:style-name="T15">=</text:span><text:span text:style-name="T89">"org.lindbergframework.persistence.transaction.LinpSpringTransactionManager"</text:span><text:span text:style-name="T115">/&gt;</text:span></text:p>
      <text:p text:style-name="P82"><text:span text:style-name="T15"><text:s text:c="5"/></text:span><text:span text:style-name="T115">&lt;</text:span><text:span text:style-name="T126">config-property</text:span> <text:span text:style-name="T136">name</text:span><text:span text:style-name="T15">=</text:span><text:span text:style-name="T89">"lindberg.persistence.SqlCommandResolver"</text:span> <text:tab/><text:tab/><text:tab/><text:tab/> <text:s text:c="9"/><text:tab/> <text:s text:c="2"/><text:span text:style-name="T136">value</text:span><text:span text:style-name="T15">=</text:span><text:span text:style-name="T89">"org.lindbergframework.persistence.sql.ClassPathXmlSqlCommandResolver"</text:span><text:span text:style-name="T115">&gt;</text:span><text:span text:style-name="T15"><text:tab/><text:tab/><text:tab/></text:span><text:span text:style-name="T115">&lt;</text:span><text:span text:style-name="T126">property</text:span> <text:span text:style-name="T136">constructor-arg</text:span><text:span text:style-name="T15">=</text:span><text:span text:style-name="T89">"true"</text:span><text:span text:style-name="T115">&gt;</text:span></text:p>
      <text:p text:style-name="P82"><text:span text:style-name="T15"><text:tab/><text:tab/> <text:s text:c="2"/></text:span><text:span text:style-name="T115">&lt;</text:span><text:span text:style-name="T126">array</text:span><text:span text:style-name="T115">&gt;</text:span><text:span text:style-name="T15"> </text:span></text:p>
      <text:p text:style-name="P63"><text:s text:c="15"/><text:tab/><text:span text:style-name="T145">org/lindbergframework/repositorioSql</text:span><text:span text:style-name="T144">/queries.xml; <text:s/><text:tab/><text:tab/><text:tab/><text:tab/><text:tab/><text:tab/><text:tab/><text:tab/></text:span><text:span text:style-name="T145">org/lindbergframework/repositorioSql</text:span><text:span text:style-name="T144">/updates.xml</text:span></text:p>
      <text:p text:style-name="P82"><text:span text:style-name="T15"><text:tab/><text:tab/> <text:s text:c="2"/></text:span><text:span text:style-name="T115">&lt;/</text:span><text:span text:style-name="T126">array</text:span><text:span text:style-name="T115">&gt;</text:span></text:p>
      <text:p text:style-name="P82"><text:span text:style-name="T15"><text:tab/><text:tab/></text:span><text:span text:style-name="T115">&lt;/</text:span><text:span text:style-name="T126">property</text:span><text:span text:style-name="T115">&gt;</text:span></text:p>
      <text:p text:style-name="P82"><text:span text:style-name="T15"><text:tab/></text:span><text:span text:style-name="T115">&lt;/</text:span><text:span text:style-name="T126">config-property</text:span><text:span text:style-name="T115">&gt;</text:span></text:p>
      <text:p text:style-name="P82"><text:span text:style-name="T15"><text:s text:c="3"/></text:span><text:span text:style-name="T115">&lt;/</text:span><text:span text:style-name="T126">config-properties</text:span><text:span text:style-name="T115">&gt;</text:span></text:p>
      <text:p text:style-name="P82"/>
      <text:p text:style-name="P82"><text:span text:style-name="T115">&lt;/</text:span><text:span text:style-name="T126">linp</text:span><text:span text:style-name="T115">&gt;</text:span></text:p>
      <text:p text:style-name="P82"/>
      <text:p text:style-name="P82"><text:span text:style-name="T115">&lt;/</text:span><text:span text:style-name="T126">lindberg-configuration</text:span><text:span text:style-name="T115">&gt;</text:span></text:p>
      <text:p text:style-name="P136"/>
      <text:p text:style-name="P136"><text:tab/><text:span text:style-name="T31">O xml acima contém no mesmo arquivo tanto as configurações de CORE quanto, agora, as do componente </text:span><text:span text:style-name="T35">LINP. </text:span><text:span text:style-name="T31">As configurações do </text:span><text:span text:style-name="T35">CORE </text:span><text:span text:style-name="T31">não serão abordadas neste momento, visto que isto já foi feito na sessão dedicada ao </text:span><text:span text:style-name="T35">CORE</text:span><text:span text:style-name="T31"> no início deste documento. No que diz respeito ao </text:span><text:span text:style-name="T35">LINP </text:span><text:span text:style-name="T31">as configurações são definidas a partir da tag </text:span><text:span text:style-name="T35">&lt;linp&gt;</text:span><text:span text:style-name="T31"> e estas defines as propriedades do datasource, para conexão com o banco de dados, o schema padrão a ser usado, o gerenciador de transações </text:span><text:span text:style-name="T35">(TransactionManager)</text:span><text:span text:style-name="T31">, a classe que trabalhará como camada intermediária entre a aplicação e o repositório de comandos sql </text:span><text:span text:style-name="T35">(SqlCommandResolver) </text:span><text:span text:style-name="T31">atendendo as requisições por comandos sql.</text:span></text:p>
      <text:p text:style-name="P136"><text:soft-page-break/><text:span text:style-name="T31"><text:tab/></text:span></text:p>
      <text:p text:style-name="P136"><text:span text:style-name="T31"><text:tab/>As configurações do LINP definidas no exemplo acima são detalhadas abaixo:</text:span></text:p>
      <text:p text:style-name="P136"><text:span text:style-name="T31"/></text:p>
      <text:list xml:id="list31624831" text:style-name="L14">
        <text:list-item>
          <text:list>
            <text:list-header>
              <text:p text:style-name="P162"><text:span text:style-name="T32">* <text:s/>DataSource: </text:span><text:span text:style-name="T29">Tag &lt;</text:span><text:span text:style-name="T36">dataSource&gt;</text:span><text:span text:style-name="T29"> é específica, única e define as configurações de conexão com o banco de dados. No nosso exemplo usamos uma conexão com um banco local Oracle. Esta tag será <text:s text:c="2"/>abordada em detalhes mais a frente;</text:span></text:p>
              <text:p text:style-name="P159"><text:span text:style-name="T29"/></text:p>
              <text:p text:style-name="P163"><text:span text:style-name="T175">* <text:s/></text:span><text:span text:style-name="T172">lindberg.persistence.IntegerCursorType</text:span><text:span text:style-name="T175">: </text:span><text:span text:style-name="T29">Tipo específico inteiro Sql para Cursores de banco. Para este o banco usado no exemplo, Oracle, temos um tipo sql específico para cursores de banco: </text:span><text:span text:style-name="T39">oracle.jdbc.OracleTypes.CURSOR. </text:span><text:span text:style-name="T37">Por ser uma constante, então esse valor é definido precedido pelo caracter</text:span><text:span text:style-name="T39"> </text:span><text:span text:style-name="T32">'#'</text:span><text:span text:style-name="T29">;</text:span></text:p>
            </text:list-header>
          </text:list>
        </text:list-item>
      </text:list>
      <text:p text:style-name="P164"><text:span text:style-name="T29"/></text:p>
      <text:p text:style-name="P164"><text:span text:style-name="T175">* <text:s/></text:span><text:span text:style-name="T172">lindberg.persistence.TransactionManager: </text:span><text:span text:style-name="T177">Gerenciador de transações que será usado para transações de banco. Para este exemplo é usado a implementação padrão de </text:span><text:span text:style-name="T173">TransactionManager, </text:span><text:span text:style-name="T177"><text:s/></text:span><text:span text:style-name="T173">LinpSpringTransactionManager. </text:span><text:span text:style-name="T177">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73">TransactionManager <text:s/></text:span><text:span text:style-name="T177">consistente;</text:span></text:p>
      <text:p text:style-name="P164"><text:span text:style-name="T177"/></text:p>
      <text:p text:style-name="P164"><text:span text:style-name="T175">* <text:s/></text:span><text:span text:style-name="T172">lindberg.persistence.SqlCommandResolver: </text:span><text:span text:style-name="T177">Implementação de </text:span><text:span text:style-name="T173">SqlCommandResolver</text:span><text:span text:style-name="T177">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73">classpath</text:span><text:span text:style-name="T177"> da aplicação, </text:span><text:span text:style-name="T173">ClassPathXmlSqlCommandResolver.</text:span><text:span text:style-name="T177"> Observe que esta propriedade de configuração define um parâmetro de construtor para o resolver que é um array de Strings. Esse parâmetro define o caminho onde estão os arquivos XML dentro do </text:span><text:span text:style-name="T173">classpath </text:span><text:span text:style-name="T177">contendo os comanos SQL que serão usados pela implementação de </text:span><text:span text:style-name="T173">SqlCommandResolver</text:span><text:span text:style-name="T177"> especificada. Neste caso isto foi definido dentro da tag da </text:span><text:span text:style-name="T173">&lt;config-property&gt;</text:span><text:span text:style-name="T177"> da propriedade de configuração do resolver no trecho a seguir:</text:span></text:p>
      <text:p text:style-name="P164"><text:span text:style-name="T177"><text:tab/></text:span></text:p>
      <text:p text:style-name="P164"><text:span text:style-name="T177"><text:tab/></text:span><text:span text:style-name="T119">&lt;</text:span><text:span text:style-name="T130">property</text:span><text:span text:style-name="T179"> </text:span><text:span text:style-name="T142">constructor-arg</text:span><text:span text:style-name="T17">=</text:span><text:span text:style-name="T99">"true"</text:span><text:span text:style-name="T119">&gt;</text:span></text:p>
      <text:p text:style-name="P82"><text:span text:style-name="T15"><text:tab/><text:tab/> <text:s text:c="2"/></text:span><text:span text:style-name="T115">&lt;</text:span><text:span text:style-name="T126">array</text:span><text:span text:style-name="T115">&gt;</text:span><text:span text:style-name="T15"> </text:span></text:p>
      <text:p text:style-name="P63"><text:s text:c="15"/><text:tab/><text:span text:style-name="T145">org/lindbergframework/repositorioSql</text:span><text:span text:style-name="T144">/queries.xml; <text:s/><text:tab/><text:tab/><text:tab/><text:tab/><text:tab/><text:tab/><text:tab/><text:tab/></text:span><text:span text:style-name="T145">org/lindbergframework/repositorioSql</text:span><text:span text:style-name="T144">/updates.xml</text:span></text:p>
      <text:p text:style-name="P82"><text:span text:style-name="T15"><text:tab/><text:tab/> <text:s text:c="2"/></text:span><text:span text:style-name="T115">&lt;/</text:span><text:span text:style-name="T126">array</text:span><text:span text:style-name="T115">&gt;</text:span></text:p>
      <text:p text:style-name="P165"><text:span text:style-name="T31"><text:tab/></text:span><text:span text:style-name="T125">&lt;/</text:span><text:span text:style-name="T135">property</text:span><text:span text:style-name="T125">&gt;</text:span></text:p>
      <text:p text:style-name="P165"><text:span text:style-name="T125"/></text:p>
      <text:p text:style-name="P165"><text:span text:style-name="T176">Observe que a </text:span><text:span text:style-name="T174">&lt;property&gt;</text:span><text:span text:style-name="T176"> acima tem o atributo </text:span><text:span text:style-name="T174">constructor-arg</text:span><text:span text:style-name="T176"> definido para </text:span><text:span text:style-name="T174">'true'</text:span><text:span text:style-name="T176"> indicando que é um parâmetro do construtor do resolver.</text:span></text:p>
      <text:p text:style-name="P165"><text:span text:style-name="T176"/></text:p>
      <text:p text:style-name="P164"><text:span text:style-name="T177">O Schema para esse tipo de repositório de comandos usando XML, </text:span><text:span text:style-name="T173">linp-sqlMapping.xsd</text:span><text:span text:style-name="T177">, o formato do XML e os detalhes da definição de comandos sql em um repositório dessa natureza a partir desse resolver serão abordados mais a frente.</text:span></text:p>
      <text:p text:style-name="P136"><text:span text:style-name="T31"/></text:p>
      <text:p text:style-name="P166">5.3.2.1 – A tag &lt;dataSource&gt;</text:p>
      <text:p text:style-name="P33"><text:span text:style-name="T3"/></text:p>
      <text:p text:style-name="P33"/>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5-02T14:21:39.64</dc:date>
    <meta:editing-duration>PT153H07M04S</meta:editing-duration>
    <meta:editing-cycles>359</meta:editing-cycles>
    <meta:generator>BrOffice.org/3.2$Win32 OpenOffice.org_project/320m18$Build-9502</meta:generator>
    <meta:document-statistic meta:table-count="0" meta:image-count="3" meta:object-count="0" meta:page-count="30" meta:paragraph-count="518" meta:word-count="9494" meta:character-count="69301"/>
  </office:meta>
</office:document-meta>
</file>